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1826418891987376" office:value-type="float"/>
          <table:table-cell office:value="0.001826418891987376" office:value-type="float"/>
          <table:table-cell office:value="0.001826418891987376" office:value-type="float"/>
          <table:table-cell office:value="0.001826418891987376" office:value-type="float"/>
          <table:table-cell office:value="0.001826418891987376" office:value-type="float"/>
          <table:table-cell office:value="0.001826418891987376" office:value-type="float"/>
          <table:table-cell office:value="0.9462873937366996" office:value-type="float"/>
          <table:table-cell office:value="1" office:value-type="float"/>
          <table:table-cell office:value="0.18264188919873758" office:value-type="float"/>
        </table:table-row>
        <table:table-row>
          <table:table-cell office:value="8.016932023764407e-05" office:value-type="float"/>
          <table:table-cell office:value="8.016932023764407e-05" office:value-type="float"/>
          <table:table-cell office:value="8.016932023764407e-05" office:value-type="float"/>
          <table:table-cell office:value="8.016932023764407e-05" office:value-type="float"/>
          <table:table-cell office:value="8.016932023764407e-05" office:value-type="float"/>
          <table:table-cell office:value="8.016932023764407e-05" office:value-type="float"/>
          <table:table-cell office:value="0.9420099733223591" office:value-type="float"/>
          <table:table-cell office:value="2" office:value-type="float"/>
          <table:table-cell office:value="-0.17462495717497317" office:value-type="float"/>
        </table:table-row>
        <table:table-row>
          <table:table-cell office:value="0.0037667474424716383" office:value-type="float"/>
          <table:table-cell office:value="0.0037667474424716383" office:value-type="float"/>
          <table:table-cell office:value="0.0037667474424716383" office:value-type="float"/>
          <table:table-cell office:value="0.0037667474424716383" office:value-type="float"/>
          <table:table-cell office:value="0.0037667474424716383" office:value-type="float"/>
          <table:table-cell office:value="0.0037667474424716383" office:value-type="float"/>
          <table:table-cell office:value="0.9510402086187402" office:value-type="float"/>
          <table:table-cell office:value="3" office:value-type="float"/>
          <table:table-cell office:value="0.36865781222339944" office:value-type="float"/>
        </table:table-row>
        <table:table-row>
          <table:table-cell office:value="0.010195466413015093" office:value-type="float"/>
          <table:table-cell office:value="0.010195466413015093" office:value-type="float"/>
          <table:table-cell office:value="0.010195466413015093" office:value-type="float"/>
          <table:table-cell office:value="0.010195466413015093" office:value-type="float"/>
          <table:table-cell office:value="0.010195466413015093" office:value-type="float"/>
          <table:table-cell office:value="0.010195466413015093" office:value-type="float"/>
          <table:table-cell office:value="0.966787289796322" office:value-type="float"/>
          <table:table-cell office:value="4" office:value-type="float"/>
          <table:table-cell office:value="0.6428718970543454" office:value-type="float"/>
        </table:table-row>
        <table:table-row>
          <table:table-cell office:value="0.00958263010395036" office:value-type="float"/>
          <table:table-cell office:value="0.00958263010395036" office:value-type="float"/>
          <table:table-cell office:value="0.00958263010395036" office:value-type="float"/>
          <table:table-cell office:value="0.00958263010395036" office:value-type="float"/>
          <table:table-cell office:value="0.00958263010395036" office:value-type="float"/>
          <table:table-cell office:value="0.00958263010395036" office:value-type="float"/>
          <table:table-cell office:value="0.9652861535432629" office:value-type="float"/>
          <table:table-cell office:value="5" office:value-type="float"/>
          <table:table-cell office:value="-0.06128363090647326" office:value-type="float"/>
        </table:table-row>
        <table:table-row>
          <table:table-cell office:value="0.009877385801200726" office:value-type="float"/>
          <table:table-cell office:value="0.009877385801200726" office:value-type="float"/>
          <table:table-cell office:value="0.009877385801200726" office:value-type="float"/>
          <table:table-cell office:value="0.009877385801200726" office:value-type="float"/>
          <table:table-cell office:value="0.009877385801200726" office:value-type="float"/>
          <table:table-cell office:value="0.009877385801200726" office:value-type="float"/>
          <table:table-cell office:value="0.9660081546003045" office:value-type="float"/>
          <table:table-cell office:value="6" office:value-type="float"/>
          <table:table-cell office:value="0.02947556972503662" office:value-type="float"/>
        </table:table-row>
        <table:table-row>
          <table:table-cell office:value="0.010172708934669355" office:value-type="float"/>
          <table:table-cell office:value="0.010172708934669355" office:value-type="float"/>
          <table:table-cell office:value="0.010172708934669355" office:value-type="float"/>
          <table:table-cell office:value="0.010172708934669355" office:value-type="float"/>
          <table:table-cell office:value="0.010172708934669355" office:value-type="float"/>
          <table:table-cell office:value="0.010172708934669355" office:value-type="float"/>
          <table:table-cell office:value="0.9667315455865425" office:value-type="float"/>
          <table:table-cell office:value="7" office:value-type="float"/>
          <table:table-cell office:value="0.029532313346862793" office:value-type="float"/>
        </table:table-row>
        <table:table-row>
          <table:table-cell office:value="0.0014769926728056462" office:value-type="float"/>
          <table:table-cell office:value="0.0014769926728056462" office:value-type="float"/>
          <table:table-cell office:value="0.0014769926728056462" office:value-type="float"/>
          <table:table-cell office:value="0.0014769926728056462" office:value-type="float"/>
          <table:table-cell office:value="0.0014769926728056462" office:value-type="float"/>
          <table:table-cell office:value="0.0014769926728056462" office:value-type="float"/>
          <table:table-cell office:value="0.9454314777969545" office:value-type="float"/>
          <table:table-cell office:value="8" office:value-type="float"/>
          <table:table-cell office:value="-0.8695716261863708" office:value-type="float"/>
        </table:table-row>
        <table:table-row>
          <table:table-cell office:value="-0.007221938663597247" office:value-type="float"/>
          <table:table-cell office:value="-0.007221938663597247" office:value-type="float"/>
          <table:table-cell office:value="-0.007221938663597247" office:value-type="float"/>
          <table:table-cell office:value="-0.007221938663597247" office:value-type="float"/>
          <table:table-cell office:value="-0.007221938663597247" office:value-type="float"/>
          <table:table-cell office:value="-0.007221938663597247" office:value-type="float"/>
          <table:table-cell office:value="0.9241235347152604" office:value-type="float"/>
          <table:table-cell office:value="9" office:value-type="float"/>
          <table:table-cell office:value="-0.8698931336402893" office:value-type="float"/>
        </table:table-row>
        <table:table-row>
          <table:table-cell office:value="-0.017180548602218768" office:value-type="float"/>
          <table:table-cell office:value="-0.017180548602218768" office:value-type="float"/>
          <table:table-cell office:value="-0.017180548602218768" office:value-type="float"/>
          <table:table-cell office:value="-0.017180548602218768" office:value-type="float"/>
          <table:table-cell office:value="-0.017180548602218768" office:value-type="float"/>
          <table:table-cell office:value="-0.017180548602218768" office:value-type="float"/>
          <table:table-cell office:value="0.8997300218182284" office:value-type="float"/>
          <table:table-cell office:value="10" office:value-type="float"/>
          <table:table-cell office:value="-0.9958609938621521" office:value-type="float"/>
        </table:table-row>
        <table:table-row>
          <table:table-cell office:value="-0.027138918334121846" office:value-type="float"/>
          <table:table-cell office:value="-0.027138918334121846" office:value-type="float"/>
          <table:table-cell office:value="-0.027138918334121846" office:value-type="float"/>
          <table:table-cell office:value="-0.027138918334121846" office:value-type="float"/>
          <table:table-cell office:value="-0.027138918334121846" office:value-type="float"/>
          <table:table-cell office:value="-0.027138918334121846" office:value-type="float"/>
          <table:table-cell office:value="0.8753370973050894" office:value-type="float"/>
          <table:table-cell office:value="11" office:value-type="float"/>
          <table:table-cell office:value="-0.9958369731903076" office:value-type="float"/>
        </table:table-row>
        <table:table-row>
          <table:table-cell office:value="-0.03713829069721236" office:value-type="float"/>
          <table:table-cell office:value="-0.03713829069721236" office:value-type="float"/>
          <table:table-cell office:value="-0.03713829069721236" office:value-type="float"/>
          <table:table-cell office:value="-0.03713829069721236" office:value-type="float"/>
          <table:table-cell office:value="-0.03713829069721236" office:value-type="float"/>
          <table:table-cell office:value="-0.03713829069721236" office:value-type="float"/>
          <table:table-cell office:value="0.8508437372674296" office:value-type="float"/>
          <table:table-cell office:value="12" office:value-type="float"/>
          <table:table-cell office:value="-0.9999372363090515" office:value-type="float"/>
        </table:table-row>
        <table:table-row>
          <table:table-cell office:value="-0.04713764875518813" office:value-type="float"/>
          <table:table-cell office:value="-0.04713764875518813" office:value-type="float"/>
          <table:table-cell office:value="-0.04713764875518813" office:value-type="float"/>
          <table:table-cell office:value="-0.04713764875518813" office:value-type="float"/>
          <table:table-cell office:value="-0.04713764875518813" office:value-type="float"/>
          <table:table-cell office:value="-0.04713764875518813" office:value-type="float"/>
          <table:table-cell office:value="0.8263504122700015" office:value-type="float"/>
          <table:table-cell office:value="13" office:value-type="float"/>
          <table:table-cell office:value="-0.999935805797576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193391122555922" office:value-type="float"/>
          <table:table-cell office:value="14" office:value-type="float"/>
          <table:table-cell office:value="-0.999999046325683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193391122555922" office:value-type="float"/>
          <table:table-cell office:value="15" office:value-type="float"/>
          <table:table-cell office:value="-0.999999046325683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193391122555922" office:value-type="float"/>
          <table:table-cell office:value="16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193391122555922" office:value-type="float"/>
          <table:table-cell office:value="17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193391122555922" office:value-type="float"/>
          <table:table-cell office:value="18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193391122555922" office:value-type="float"/>
          <table:table-cell office:value="19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193391122555922" office:value-type="float"/>
          <table:table-cell office:value="20" office:value-type="float"/>
          <table:table-cell office:value="-1" office:value-type="float"/>
        </table:table-row>
      </table:table>
      <table:table table:name="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1" office:value-type="float"/>
          <table:table-cell office:value="-0.01" office:value-type="float"/>
          <table:table-cell office:value="-0.01" office:value-type="float"/>
          <table:table-cell office:value="-0.01" office:value-type="float"/>
          <table:table-cell office:value="-0.01" office:value-type="float"/>
          <table:table-cell office:value="-0.01" office:value-type="float"/>
          <table:table-cell office:value="0.9727798500590951" office:value-type="float"/>
          <table:table-cell office:value="1" office:value-type="float"/>
          <table:table-cell office:value="-1" office:value-type="float"/>
        </table:table-row>
        <table:table-row>
          <table:table-cell office:value="-0.02" office:value-type="float"/>
          <table:table-cell office:value="-0.02" office:value-type="float"/>
          <table:table-cell office:value="-0.02" office:value-type="float"/>
          <table:table-cell office:value="-0.02" office:value-type="float"/>
          <table:table-cell office:value="-0.02" office:value-type="float"/>
          <table:table-cell office:value="-0.02" office:value-type="float"/>
          <table:table-cell office:value="0.9482849526312633" office:value-type="float"/>
          <table:table-cell office:value="2" office:value-type="float"/>
          <table:table-cell office:value="-1" office:value-type="float"/>
        </table:table-row>
        <table:table-row>
          <table:table-cell office:value="-0.03" office:value-type="float"/>
          <table:table-cell office:value="-0.03" office:value-type="float"/>
          <table:table-cell office:value="-0.03" office:value-type="float"/>
          <table:table-cell office:value="-0.03" office:value-type="float"/>
          <table:table-cell office:value="-0.03" office:value-type="float"/>
          <table:table-cell office:value="-0.03" office:value-type="float"/>
          <table:table-cell office:value="0.9237900552034315" office:value-type="float"/>
          <table:table-cell office:value="3" office:value-type="float"/>
          <table:table-cell office:value="-1" office:value-type="float"/>
        </table:table-row>
        <table:table-row>
          <table:table-cell office:value="-0.04" office:value-type="float"/>
          <table:table-cell office:value="-0.04" office:value-type="float"/>
          <table:table-cell office:value="-0.04" office:value-type="float"/>
          <table:table-cell office:value="-0.04" office:value-type="float"/>
          <table:table-cell office:value="-0.04" office:value-type="float"/>
          <table:table-cell office:value="-0.04" office:value-type="float"/>
          <table:table-cell office:value="0.8992951577755998" office:value-type="float"/>
          <table:table-cell office:value="4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74800260347768" office:value-type="float"/>
          <table:table-cell office:value="5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74800260347768" office:value-type="float"/>
          <table:table-cell office:value="6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74800260347768" office:value-type="float"/>
          <table:table-cell office:value="7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74800260347768" office:value-type="float"/>
          <table:table-cell office:value="8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74800260347768" office:value-type="float"/>
          <table:table-cell office:value="9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74800260347768" office:value-type="float"/>
          <table:table-cell office:value="10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74800260347768" office:value-type="float"/>
          <table:table-cell office:value="11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74800260347768" office:value-type="float"/>
          <table:table-cell office:value="12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74800260347768" office:value-type="float"/>
          <table:table-cell office:value="13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74800260347768" office:value-type="float"/>
          <table:table-cell office:value="14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74800260347768" office:value-type="float"/>
          <table:table-cell office:value="15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74800260347768" office:value-type="float"/>
          <table:table-cell office:value="16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74800260347768" office:value-type="float"/>
          <table:table-cell office:value="17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74800260347768" office:value-type="float"/>
          <table:table-cell office:value="18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74800260347768" office:value-type="float"/>
          <table:table-cell office:value="19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74800260347768" office:value-type="float"/>
          <table:table-cell office:value="20" office:value-type="float"/>
          <table:table-cell office:value="-1" office:value-type="float"/>
        </table:table-row>
      </table:table>
      <table:table table:name="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1" office:value-type="float"/>
          <table:table-cell office:value="-0.01" office:value-type="float"/>
          <table:table-cell office:value="-0.01" office:value-type="float"/>
          <table:table-cell office:value="-0.01" office:value-type="float"/>
          <table:table-cell office:value="-0.01" office:value-type="float"/>
          <table:table-cell office:value="-0.01" office:value-type="float"/>
          <table:table-cell office:value="0.876502062597087" office:value-type="float"/>
          <table:table-cell office:value="1" office:value-type="float"/>
          <table:table-cell office:value="-1" office:value-type="float"/>
        </table:table-row>
        <table:table-row>
          <table:table-cell office:value="-0.02" office:value-type="float"/>
          <table:table-cell office:value="-0.02" office:value-type="float"/>
          <table:table-cell office:value="-0.02" office:value-type="float"/>
          <table:table-cell office:value="-0.02" office:value-type="float"/>
          <table:table-cell office:value="-0.02" office:value-type="float"/>
          <table:table-cell office:value="-0.02" office:value-type="float"/>
          <table:table-cell office:value="0.8520071651692552" office:value-type="float"/>
          <table:table-cell office:value="2" office:value-type="float"/>
          <table:table-cell office:value="-1" office:value-type="float"/>
        </table:table-row>
        <table:table-row>
          <table:table-cell office:value="-0.03" office:value-type="float"/>
          <table:table-cell office:value="-0.03" office:value-type="float"/>
          <table:table-cell office:value="-0.03" office:value-type="float"/>
          <table:table-cell office:value="-0.03" office:value-type="float"/>
          <table:table-cell office:value="-0.03" office:value-type="float"/>
          <table:table-cell office:value="-0.03" office:value-type="float"/>
          <table:table-cell office:value="0.8275122677414235" office:value-type="float"/>
          <table:table-cell office:value="3" office:value-type="float"/>
          <table:table-cell office:value="-1" office:value-type="float"/>
        </table:table-row>
        <table:table-row>
          <table:table-cell office:value="-0.04" office:value-type="float"/>
          <table:table-cell office:value="-0.04" office:value-type="float"/>
          <table:table-cell office:value="-0.04" office:value-type="float"/>
          <table:table-cell office:value="-0.04" office:value-type="float"/>
          <table:table-cell office:value="-0.04" office:value-type="float"/>
          <table:table-cell office:value="-0.04" office:value-type="float"/>
          <table:table-cell office:value="0.8030173703135917" office:value-type="float"/>
          <table:table-cell office:value="4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785224728857598" office:value-type="float"/>
          <table:table-cell office:value="5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785224728857598" office:value-type="float"/>
          <table:table-cell office:value="6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785224728857598" office:value-type="float"/>
          <table:table-cell office:value="7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785224728857598" office:value-type="float"/>
          <table:table-cell office:value="8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785224728857598" office:value-type="float"/>
          <table:table-cell office:value="9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785224728857598" office:value-type="float"/>
          <table:table-cell office:value="10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785224728857598" office:value-type="float"/>
          <table:table-cell office:value="11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785224728857598" office:value-type="float"/>
          <table:table-cell office:value="12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785224728857598" office:value-type="float"/>
          <table:table-cell office:value="13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785224728857598" office:value-type="float"/>
          <table:table-cell office:value="14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785224728857598" office:value-type="float"/>
          <table:table-cell office:value="15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785224728857598" office:value-type="float"/>
          <table:table-cell office:value="16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785224728857598" office:value-type="float"/>
          <table:table-cell office:value="17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785224728857598" office:value-type="float"/>
          <table:table-cell office:value="18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785224728857598" office:value-type="float"/>
          <table:table-cell office:value="19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785224728857598" office:value-type="float"/>
          <table:table-cell office:value="20" office:value-type="float"/>
          <table:table-cell office:value="-1" office:value-type="float"/>
        </table:table-row>
      </table:table>
      <table:table table:name="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1" office:value-type="float"/>
          <table:table-cell office:value="-0.01" office:value-type="float"/>
          <table:table-cell office:value="-0.01" office:value-type="float"/>
          <table:table-cell office:value="-0.01" office:value-type="float"/>
          <table:table-cell office:value="-0.01" office:value-type="float"/>
          <table:table-cell office:value="-0.01" office:value-type="float"/>
          <table:table-cell office:value="0.8601525442138107" office:value-type="float"/>
          <table:table-cell office:value="1" office:value-type="float"/>
          <table:table-cell office:value="-1" office:value-type="float"/>
        </table:table-row>
        <table:table-row>
          <table:table-cell office:value="-0.02" office:value-type="float"/>
          <table:table-cell office:value="-0.02" office:value-type="float"/>
          <table:table-cell office:value="-0.02" office:value-type="float"/>
          <table:table-cell office:value="-0.02" office:value-type="float"/>
          <table:table-cell office:value="-0.02" office:value-type="float"/>
          <table:table-cell office:value="-0.02" office:value-type="float"/>
          <table:table-cell office:value="0.835657646785979" office:value-type="float"/>
          <table:table-cell office:value="2" office:value-type="float"/>
          <table:table-cell office:value="-1" office:value-type="float"/>
        </table:table-row>
        <table:table-row>
          <table:table-cell office:value="-0.03" office:value-type="float"/>
          <table:table-cell office:value="-0.03" office:value-type="float"/>
          <table:table-cell office:value="-0.03" office:value-type="float"/>
          <table:table-cell office:value="-0.03" office:value-type="float"/>
          <table:table-cell office:value="-0.03" office:value-type="float"/>
          <table:table-cell office:value="-0.03" office:value-type="float"/>
          <table:table-cell office:value="0.8111627493581473" office:value-type="float"/>
          <table:table-cell office:value="3" office:value-type="float"/>
          <table:table-cell office:value="-1" office:value-type="float"/>
        </table:table-row>
        <table:table-row>
          <table:table-cell office:value="-0.04" office:value-type="float"/>
          <table:table-cell office:value="-0.04" office:value-type="float"/>
          <table:table-cell office:value="-0.04" office:value-type="float"/>
          <table:table-cell office:value="-0.04" office:value-type="float"/>
          <table:table-cell office:value="-0.04" office:value-type="float"/>
          <table:table-cell office:value="-0.04" office:value-type="float"/>
          <table:table-cell office:value="0.7866678519303154" office:value-type="float"/>
          <table:table-cell office:value="4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621729545024836" office:value-type="float"/>
          <table:table-cell office:value="5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621729545024836" office:value-type="float"/>
          <table:table-cell office:value="6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621729545024836" office:value-type="float"/>
          <table:table-cell office:value="7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621729545024836" office:value-type="float"/>
          <table:table-cell office:value="8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621729545024836" office:value-type="float"/>
          <table:table-cell office:value="9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621729545024836" office:value-type="float"/>
          <table:table-cell office:value="10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621729545024836" office:value-type="float"/>
          <table:table-cell office:value="11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621729545024836" office:value-type="float"/>
          <table:table-cell office:value="12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621729545024836" office:value-type="float"/>
          <table:table-cell office:value="13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621729545024836" office:value-type="float"/>
          <table:table-cell office:value="14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621729545024836" office:value-type="float"/>
          <table:table-cell office:value="15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621729545024836" office:value-type="float"/>
          <table:table-cell office:value="16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621729545024836" office:value-type="float"/>
          <table:table-cell office:value="17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621729545024836" office:value-type="float"/>
          <table:table-cell office:value="18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621729545024836" office:value-type="float"/>
          <table:table-cell office:value="19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621729545024836" office:value-type="float"/>
          <table:table-cell office:value="20" office:value-type="float"/>
          <table:table-cell office:value="-1" office:value-type="float"/>
        </table:table-row>
      </table:table>
      <table:table table:name="4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1" office:value-type="float"/>
          <table:table-cell office:value="-0.01" office:value-type="float"/>
          <table:table-cell office:value="-0.01" office:value-type="float"/>
          <table:table-cell office:value="-0.01" office:value-type="float"/>
          <table:table-cell office:value="-0.01" office:value-type="float"/>
          <table:table-cell office:value="-0.01" office:value-type="float"/>
          <table:table-cell office:value="0.9849772138725882" office:value-type="float"/>
          <table:table-cell office:value="1" office:value-type="float"/>
          <table:table-cell office:value="-1" office:value-type="float"/>
        </table:table-row>
        <table:table-row>
          <table:table-cell office:value="-0.02" office:value-type="float"/>
          <table:table-cell office:value="-0.02" office:value-type="float"/>
          <table:table-cell office:value="-0.02" office:value-type="float"/>
          <table:table-cell office:value="-0.02" office:value-type="float"/>
          <table:table-cell office:value="-0.02" office:value-type="float"/>
          <table:table-cell office:value="-0.02" office:value-type="float"/>
          <table:table-cell office:value="0.9905278886995801" office:value-type="float"/>
          <table:table-cell office:value="2" office:value-type="float"/>
          <table:table-cell office:value="-1" office:value-type="float"/>
        </table:table-row>
        <table:table-row>
          <table:table-cell office:value="-0.03" office:value-type="float"/>
          <table:table-cell office:value="-0.03" office:value-type="float"/>
          <table:table-cell office:value="-0.03" office:value-type="float"/>
          <table:table-cell office:value="-0.03" office:value-type="float"/>
          <table:table-cell office:value="-0.03" office:value-type="float"/>
          <table:table-cell office:value="-0.03" office:value-type="float"/>
          <table:table-cell office:value="0.9660329912717482" office:value-type="float"/>
          <table:table-cell office:value="3" office:value-type="float"/>
          <table:table-cell office:value="-1" office:value-type="float"/>
        </table:table-row>
        <table:table-row>
          <table:table-cell office:value="-0.04" office:value-type="float"/>
          <table:table-cell office:value="-0.04" office:value-type="float"/>
          <table:table-cell office:value="-0.04" office:value-type="float"/>
          <table:table-cell office:value="-0.04" office:value-type="float"/>
          <table:table-cell office:value="-0.04" office:value-type="float"/>
          <table:table-cell office:value="-0.04" office:value-type="float"/>
          <table:table-cell office:value="0.9415380938439165" office:value-type="float"/>
          <table:table-cell office:value="4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170431964160847" office:value-type="float"/>
          <table:table-cell office:value="5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170431964160847" office:value-type="float"/>
          <table:table-cell office:value="6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170431964160847" office:value-type="float"/>
          <table:table-cell office:value="7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170431964160847" office:value-type="float"/>
          <table:table-cell office:value="8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170431964160847" office:value-type="float"/>
          <table:table-cell office:value="9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170431964160847" office:value-type="float"/>
          <table:table-cell office:value="10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170431964160847" office:value-type="float"/>
          <table:table-cell office:value="11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170431964160847" office:value-type="float"/>
          <table:table-cell office:value="12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170431964160847" office:value-type="float"/>
          <table:table-cell office:value="13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170431964160847" office:value-type="float"/>
          <table:table-cell office:value="14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170431964160847" office:value-type="float"/>
          <table:table-cell office:value="15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170431964160847" office:value-type="float"/>
          <table:table-cell office:value="16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170431964160847" office:value-type="float"/>
          <table:table-cell office:value="17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170431964160847" office:value-type="float"/>
          <table:table-cell office:value="18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170431964160847" office:value-type="float"/>
          <table:table-cell office:value="19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170431964160847" office:value-type="float"/>
          <table:table-cell office:value="20" office:value-type="float"/>
          <table:table-cell office:value="-1" office:value-type="float"/>
        </table:table-row>
      </table:table>
      <table:table table:name="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1" office:value-type="float"/>
          <table:table-cell office:value="-0.01" office:value-type="float"/>
          <table:table-cell office:value="-0.01" office:value-type="float"/>
          <table:table-cell office:value="-0.01" office:value-type="float"/>
          <table:table-cell office:value="-0.01" office:value-type="float"/>
          <table:table-cell office:value="-0.01" office:value-type="float"/>
          <table:table-cell office:value="0.8742538584408656" office:value-type="float"/>
          <table:table-cell office:value="1" office:value-type="float"/>
          <table:table-cell office:value="-1" office:value-type="float"/>
        </table:table-row>
        <table:table-row>
          <table:table-cell office:value="-0.02" office:value-type="float"/>
          <table:table-cell office:value="-0.02" office:value-type="float"/>
          <table:table-cell office:value="-0.02" office:value-type="float"/>
          <table:table-cell office:value="-0.02" office:value-type="float"/>
          <table:table-cell office:value="-0.02" office:value-type="float"/>
          <table:table-cell office:value="-0.02" office:value-type="float"/>
          <table:table-cell office:value="0.8497589610130338" office:value-type="float"/>
          <table:table-cell office:value="2" office:value-type="float"/>
          <table:table-cell office:value="-1" office:value-type="float"/>
        </table:table-row>
        <table:table-row>
          <table:table-cell office:value="-0.03" office:value-type="float"/>
          <table:table-cell office:value="-0.03" office:value-type="float"/>
          <table:table-cell office:value="-0.03" office:value-type="float"/>
          <table:table-cell office:value="-0.03" office:value-type="float"/>
          <table:table-cell office:value="-0.03" office:value-type="float"/>
          <table:table-cell office:value="-0.03" office:value-type="float"/>
          <table:table-cell office:value="0.825264063585202" office:value-type="float"/>
          <table:table-cell office:value="3" office:value-type="float"/>
          <table:table-cell office:value="-1" office:value-type="float"/>
        </table:table-row>
        <table:table-row>
          <table:table-cell office:value="-0.04" office:value-type="float"/>
          <table:table-cell office:value="-0.04" office:value-type="float"/>
          <table:table-cell office:value="-0.04" office:value-type="float"/>
          <table:table-cell office:value="-0.04" office:value-type="float"/>
          <table:table-cell office:value="-0.04" office:value-type="float"/>
          <table:table-cell office:value="-0.04" office:value-type="float"/>
          <table:table-cell office:value="0.8007691661573703" office:value-type="float"/>
          <table:table-cell office:value="4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762742687295384" office:value-type="float"/>
          <table:table-cell office:value="5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762742687295384" office:value-type="float"/>
          <table:table-cell office:value="6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762742687295384" office:value-type="float"/>
          <table:table-cell office:value="7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762742687295384" office:value-type="float"/>
          <table:table-cell office:value="8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762742687295384" office:value-type="float"/>
          <table:table-cell office:value="9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762742687295384" office:value-type="float"/>
          <table:table-cell office:value="10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762742687295384" office:value-type="float"/>
          <table:table-cell office:value="11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762742687295384" office:value-type="float"/>
          <table:table-cell office:value="12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762742687295384" office:value-type="float"/>
          <table:table-cell office:value="13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762742687295384" office:value-type="float"/>
          <table:table-cell office:value="14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762742687295384" office:value-type="float"/>
          <table:table-cell office:value="15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762742687295384" office:value-type="float"/>
          <table:table-cell office:value="16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762742687295384" office:value-type="float"/>
          <table:table-cell office:value="17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762742687295384" office:value-type="float"/>
          <table:table-cell office:value="18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762742687295384" office:value-type="float"/>
          <table:table-cell office:value="19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762742687295384" office:value-type="float"/>
          <table:table-cell office:value="20" office:value-type="float"/>
          <table:table-cell office:value="-1" office:value-type="float"/>
        </table:table-row>
      </table:table>
      <table:table table:name="6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1" office:value-type="float"/>
          <table:table-cell office:value="-0.01" office:value-type="float"/>
          <table:table-cell office:value="-0.01" office:value-type="float"/>
          <table:table-cell office:value="-0.01" office:value-type="float"/>
          <table:table-cell office:value="-0.01" office:value-type="float"/>
          <table:table-cell office:value="-0.01" office:value-type="float"/>
          <table:table-cell office:value="0.9861553229791095" office:value-type="float"/>
          <table:table-cell office:value="1.0" office:value-type="float"/>
          <table:table-cell office:value="-1.0" office:value-type="float"/>
        </table:table-row>
        <table:table-row>
          <table:table-cell office:value="-0.02" office:value-type="float"/>
          <table:table-cell office:value="-0.02" office:value-type="float"/>
          <table:table-cell office:value="-0.02" office:value-type="float"/>
          <table:table-cell office:value="-0.02" office:value-type="float"/>
          <table:table-cell office:value="-0.02" office:value-type="float"/>
          <table:table-cell office:value="-0.02" office:value-type="float"/>
          <table:table-cell office:value="0.9616604255512777" office:value-type="float"/>
          <table:table-cell office:value="2.0" office:value-type="float"/>
          <table:table-cell office:value="-1.0" office:value-type="float"/>
        </table:table-row>
        <table:table-row>
          <table:table-cell office:value="-0.03" office:value-type="float"/>
          <table:table-cell office:value="-0.03" office:value-type="float"/>
          <table:table-cell office:value="-0.03" office:value-type="float"/>
          <table:table-cell office:value="-0.03" office:value-type="float"/>
          <table:table-cell office:value="-0.03" office:value-type="float"/>
          <table:table-cell office:value="-0.03" office:value-type="float"/>
          <table:table-cell office:value="0.9371655281234459" office:value-type="float"/>
          <table:table-cell office:value="3.0" office:value-type="float"/>
          <table:table-cell office:value="-1.0" office:value-type="float"/>
        </table:table-row>
        <table:table-row>
          <table:table-cell office:value="-0.04" office:value-type="float"/>
          <table:table-cell office:value="-0.04" office:value-type="float"/>
          <table:table-cell office:value="-0.04" office:value-type="float"/>
          <table:table-cell office:value="-0.04" office:value-type="float"/>
          <table:table-cell office:value="-0.04" office:value-type="float"/>
          <table:table-cell office:value="-0.04" office:value-type="float"/>
          <table:table-cell office:value="0.9126706306956142" office:value-type="float"/>
          <table:table-cell office:value="4.0" office:value-type="float"/>
          <table:table-cell office:value="-1.0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881757332677824" office:value-type="float"/>
          <table:table-cell office:value="5.0" office:value-type="float"/>
          <table:table-cell office:value="-1.0" office:value-type="float"/>
        </table:table-row>
      </table:table>
      <table:table table:name="7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1</text:p>
          </table:table-cell>
          <table:table-cell office:value-type="string">
            <text:p>y1</text:p>
          </table:table-cell>
          <table:table-cell office:value-type="string">
            <text:p>z1</text:p>
          </table:table-cell>
          <table:table-cell office:value-type="string">
            <text:p>x2</text:p>
          </table:table-cell>
          <table:table-cell office:value-type="string">
            <text:p>y2</text:p>
          </table:table-cell>
          <table:table-cell office:value-type="string">
            <text:p>z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993870496749878" office:value-type="float"/>
          <table:table-cell office:value="0.007184551954269409" office:value-type="float"/>
          <table:table-cell office:value="-0.004277602434158325" office:value-type="float"/>
          <table:table-cell office:value="-0.005402531027793885" office:value-type="float"/>
          <table:table-cell office:value="0.004000544548034668" office:value-type="float"/>
          <table:table-cell office:value="0.009905710220336914" office:value-type="float"/>
          <table:table-cell office:value="0.5852169546088415" office:value-type="float"/>
          <table:table-cell office:value="1" office:value-type="float"/>
          <table:table-cell office:value="0.09938704967498779" office:value-type="float"/>
          <table:table-cell office:value="0.7184551954269409" office:value-type="float"/>
          <table:table-cell office:value="-0.4277602434158325" office:value-type="float"/>
          <table:table-cell office:value="-0.5402531027793884" office:value-type="float"/>
          <table:table-cell office:value="0.4000544548034668" office:value-type="float"/>
          <table:table-cell office:value="0.9905710220336914" office:value-type="float"/>
        </table:table-row>
        <table:table-row>
          <table:table-cell office:value="0.0057294929027557374" office:value-type="float"/>
          <table:table-cell office:value="0.014039013385772705" office:value-type="float"/>
          <table:table-cell office:value="-0.011901095509529114" office:value-type="float"/>
          <table:table-cell office:value="-0.005145331025123596" office:value-type="float"/>
          <table:table-cell office:value="0.010434656143188475" office:value-type="float"/>
          <table:table-cell office:value="0.019074652194976807" office:value-type="float"/>
          <table:table-cell office:value="0.5436061050435461" office:value-type="float"/>
          <table:table-cell office:value="2" office:value-type="float"/>
          <table:table-cell office:value="0.47356224060058594" office:value-type="float"/>
          <table:table-cell office:value="0.6854461431503296" office:value-type="float"/>
          <table:table-cell office:value="-0.7623493075370789" office:value-type="float"/>
          <table:table-cell office:value="0.02572000026702881" office:value-type="float"/>
          <table:table-cell office:value="0.6434111595153809" office:value-type="float"/>
          <table:table-cell office:value="0.9168941974639893" office:value-type="float"/>
        </table:table-row>
        <table:table-row>
          <table:table-cell office:value="0.008820103406906128" office:value-type="float"/>
          <table:table-cell office:value="0.02072631597518921" office:value-type="float"/>
          <table:table-cell office:value="-0.019066593050956725" office:value-type="float"/>
          <table:table-cell office:value="0.001367136836051941" office:value-type="float"/>
          <table:table-cell office:value="0.015629748106002806" office:value-type="float"/>
          <table:table-cell office:value="0.025189360380172728" office:value-type="float"/>
          <table:table-cell office:value="0.5093126246786889" office:value-type="float"/>
          <table:table-cell office:value="3" office:value-type="float"/>
          <table:table-cell office:value="0.30906105041503906" office:value-type="float"/>
          <table:table-cell office:value="0.6687302589416504" office:value-type="float"/>
          <table:table-cell office:value="-0.7165497541427612" office:value-type="float"/>
          <table:table-cell office:value="0.6512467861175537" office:value-type="float"/>
          <table:table-cell office:value="0.5195091962814331" office:value-type="float"/>
          <table:table-cell office:value="0.6114708185195923" office:value-type="float"/>
        </table:table-row>
        <table:table-row>
          <table:table-cell office:value="-0.0004069453477859499" office:value-type="float"/>
          <table:table-cell office:value="0.01649613380432129" office:value-type="float"/>
          <table:table-cell office:value="-0.02736098349094391" office:value-type="float"/>
          <table:table-cell office:value="-0.0033265382051467897" office:value-type="float"/>
          <table:table-cell office:value="0.014363498091697692" office:value-type="float"/>
          <table:table-cell office:value="0.03242879033088684" office:value-type="float"/>
          <table:table-cell office:value="0.43066309131945624" office:value-type="float"/>
          <table:table-cell office:value="4" office:value-type="float"/>
          <table:table-cell office:value="-0.9227048754692078" office:value-type="float"/>
          <table:table-cell office:value="-0.423018217086792" office:value-type="float"/>
          <table:table-cell office:value="-0.8294390439987183" office:value-type="float"/>
          <table:table-cell office:value="-0.46936750411987305" office:value-type="float"/>
          <table:table-cell office:value="-0.12662500143051147" office:value-type="float"/>
          <table:table-cell office:value="0.7239429950714111" office:value-type="float"/>
        </table:table-row>
        <table:table-row>
          <table:table-cell office:value="-0.004256046414375306" office:value-type="float"/>
          <table:table-cell office:value="0.026268167495727537" office:value-type="float"/>
          <table:table-cell office:value="-0.036118256449699404" office:value-type="float"/>
          <table:table-cell office:value="-0.008345158100128175" office:value-type="float"/>
          <table:table-cell office:value="0.021714221835136414" office:value-type="float"/>
          <table:table-cell office:value="0.038411048650741575" office:value-type="float"/>
          <table:table-cell office:value="0.357610917564184" office:value-type="float"/>
          <table:table-cell office:value="5" office:value-type="float"/>
          <table:table-cell office:value="-0.38491010665893555" office:value-type="float"/>
          <table:table-cell office:value="0.977203369140625" office:value-type="float"/>
          <table:table-cell office:value="-0.8757272958755493" office:value-type="float"/>
          <table:table-cell office:value="-0.5018619894981384" office:value-type="float"/>
          <table:table-cell office:value="0.7350723743438721" office:value-type="float"/>
          <table:table-cell office:value="0.5982258319854736" office:value-type="float"/>
        </table:table-row>
        <table:table-row>
          <table:table-cell office:value="-0.010412105321884156" office:value-type="float"/>
          <table:table-cell office:value="0.03597838163375854" office:value-type="float"/>
          <table:table-cell office:value="-0.044802304506301883" office:value-type="float"/>
          <table:table-cell office:value="-0.01241827666759491" office:value-type="float"/>
          <table:table-cell office:value="0.023264634013175963" office:value-type="float"/>
          <table:table-cell office:value="0.029122137427330014" office:value-type="float"/>
          <table:table-cell office:value="0.335984162030382" office:value-type="float"/>
          <table:table-cell office:value="6" office:value-type="float"/>
          <table:table-cell office:value="-0.615605890750885" office:value-type="float"/>
          <table:table-cell office:value="0.9710214138031006" office:value-type="float"/>
          <table:table-cell office:value="-0.8684048056602478" office:value-type="float"/>
          <table:table-cell office:value="-0.4073118567466736" office:value-type="float"/>
          <table:table-cell office:value="0.15504121780395508" office:value-type="float"/>
          <table:table-cell office:value="-0.928891122341156" office:value-type="float"/>
        </table:table-row>
        <table:table-row>
          <table:table-cell office:value="-0.011788725256919862" office:value-type="float"/>
          <table:table-cell office:value="0.044137446880340575" office:value-type="float"/>
          <table:table-cell office:value="-0.049852823019027714" office:value-type="float"/>
          <table:table-cell office:value="-0.020219117403030396" office:value-type="float"/>
          <table:table-cell office:value="0.029829798340797423" office:value-type="float"/>
          <table:table-cell office:value="0.038952209353446954" office:value-type="float"/>
          <table:table-cell office:value="0.25593579163945396" office:value-type="float"/>
          <table:table-cell office:value="7" office:value-type="float"/>
          <table:table-cell office:value="-0.13766199350357056" office:value-type="float"/>
          <table:table-cell office:value="0.8159065246582031" office:value-type="float"/>
          <table:table-cell office:value="-0.505051851272583" office:value-type="float"/>
          <table:table-cell office:value="-0.7800840735435486" office:value-type="float"/>
          <table:table-cell office:value="0.656516432762146" office:value-type="float"/>
          <table:table-cell office:value="0.9830071926116943" office:value-type="float"/>
        </table:table-row>
        <table:table-row>
          <table:table-cell office:value="-0.017287215590476992" office:value-type="float"/>
          <table:table-cell office:value="0.05" office:value-type="float"/>
          <table:table-cell office:value="-0.05" office:value-type="float"/>
          <table:table-cell office:value="-0.028787758946418763" office:value-type="float"/>
          <table:table-cell office:value="0.0334251207113266" office:value-type="float"/>
          <table:table-cell office:value="0.046920391917228695" office:value-type="float"/>
          <table:table-cell office:value="0.19196573297458647" office:value-type="float"/>
          <table:table-cell office:value="8" office:value-type="float"/>
          <table:table-cell office:value="-0.5498490333557129" office:value-type="float"/>
          <table:table-cell office:value="0.6384119987487793" office:value-type="float"/>
          <table:table-cell office:value="-0.8668166995048523" office:value-type="float"/>
          <table:table-cell office:value="-0.8568641543388367" office:value-type="float"/>
          <table:table-cell office:value="0.3595322370529175" office:value-type="float"/>
          <table:table-cell office:value="0.7968182563781738" office:value-type="float"/>
        </table:table-row>
        <table:table-row>
          <table:table-cell office:value="-0.018176487088203432" office:value-type="float"/>
          <table:table-cell office:value="0.05" office:value-type="float"/>
          <table:table-cell office:value="-0.05" office:value-type="float"/>
          <table:table-cell office:value="-0.03474306583404541" office:value-type="float"/>
          <table:table-cell office:value="0.03471012771129608" office:value-type="float"/>
          <table:table-cell office:value="0.05" office:value-type="float"/>
          <table:table-cell office:value="0.16664639667490388" office:value-type="float"/>
          <table:table-cell office:value="9" office:value-type="float"/>
          <table:table-cell office:value="-0.08892714977264404" office:value-type="float"/>
          <table:table-cell office:value="0.9247376918792725" office:value-type="float"/>
          <table:table-cell office:value="-0.9598624110221863" office:value-type="float"/>
          <table:table-cell office:value="-0.5955306887626648" office:value-type="float"/>
          <table:table-cell office:value="0.12850069999694824" office:value-type="float"/>
          <table:table-cell office:value="0.9321287870407104" office:value-type="float"/>
        </table:table-row>
        <table:table-row>
          <table:table-cell office:value="-0.012165959477424625" office:value-type="float"/>
          <table:table-cell office:value="0.05" office:value-type="float"/>
          <table:table-cell office:value="-0.05" office:value-type="float"/>
          <table:table-cell office:value="-0.04188563823699951" office:value-type="float"/>
          <table:table-cell office:value="0.03950221955776214" office:value-type="float"/>
          <table:table-cell office:value="0.05" office:value-type="float"/>
          <table:table-cell office:value="0.15689947646014096" office:value-type="float"/>
          <table:table-cell office:value="10" office:value-type="float"/>
          <table:table-cell office:value="0.6010527610778809" office:value-type="float"/>
          <table:table-cell office:value="0.9845585823059082" office:value-type="float"/>
          <table:table-cell office:value="-0.7051739692687988" office:value-type="float"/>
          <table:table-cell office:value="-0.7142572402954102" office:value-type="float"/>
          <table:table-cell office:value="0.47920918464660645" office:value-type="float"/>
          <table:table-cell office:value="0.044181108474731445" office:value-type="float"/>
        </table:table-row>
        <table:table-row>
          <table:table-cell office:value="-0.0036183315515518222" office:value-type="float"/>
          <table:table-cell office:value="0.05" office:value-type="float"/>
          <table:table-cell office:value="-0.05" office:value-type="float"/>
          <table:table-cell office:value="-0.04892628967761994" office:value-type="float"/>
          <table:table-cell office:value="0.03499077856540679" office:value-type="float"/>
          <table:table-cell office:value="0.05" office:value-type="float"/>
          <table:table-cell office:value="0.16526308097285208" office:value-type="float"/>
          <table:table-cell office:value="11" office:value-type="float"/>
          <table:table-cell office:value="0.8547627925872803" office:value-type="float"/>
          <table:table-cell office:value="0.9900796413421631" office:value-type="float"/>
          <table:table-cell office:value="-0.8984074592590332" office:value-type="float"/>
          <table:table-cell office:value="-0.7040651440620422" office:value-type="float"/>
          <table:table-cell office:value="-0.45114409923553467" office:value-type="float"/>
          <table:table-cell office:value="0.035114169120788574" office:value-type="float"/>
        </table:table-row>
        <table:table-row>
          <table:table-cell office:value="-0.004675104618072513" office:value-type="float"/>
          <table:table-cell office:value="0.05" office:value-type="float"/>
          <table:table-cell office:value="-0.05" office:value-type="float"/>
          <table:table-cell office:value="-0.048589559197425844" office:value-type="float"/>
          <table:table-cell office:value="0.04308135092258453" office:value-type="float"/>
          <table:table-cell office:value="0.05" office:value-type="float"/>
          <table:table-cell office:value="0.1508094648377491" office:value-type="float"/>
          <table:table-cell office:value="12" office:value-type="float"/>
          <table:table-cell office:value="-0.10567730665206909" office:value-type="float"/>
          <table:table-cell office:value="0.6953811645507812" office:value-type="float"/>
          <table:table-cell office:value="-0.7377490997314453" office:value-type="float"/>
          <table:table-cell office:value="0.03367304801940918" office:value-type="float"/>
          <table:table-cell office:value="0.8090572357177734" office:value-type="float"/>
          <table:table-cell office:value="0.8323146104812622" office:value-type="float"/>
        </table:table-row>
        <table:table-row>
          <table:table-cell office:value="-0.006281064152717593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429259598255158" office:value-type="float"/>
          <table:table-cell office:value="0.14592806670704134" office:value-type="float"/>
          <table:table-cell office:value="13" office:value-type="float"/>
          <table:table-cell office:value="-0.16059595346450806" office:value-type="float"/>
          <table:table-cell office:value="0.28293025493621826" office:value-type="float"/>
          <table:table-cell office:value="-0.8184709548950195" office:value-type="float"/>
          <table:table-cell office:value="-0.48228543996810913" office:value-type="float"/>
          <table:table-cell office:value="0.7155567407608032" office:value-type="float"/>
          <table:table-cell office:value="-0.5707404017448425" office:value-type="float"/>
        </table:table-row>
        <table:table-row>
          <table:table-cell office:value="-0.014216174483299258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11468183577860852" office:value-type="float"/>
          <table:table-cell office:value="14" office:value-type="float"/>
          <table:table-cell office:value="-0.7935110330581665" office:value-type="float"/>
          <table:table-cell office:value="0.5365536212921143" office:value-type="float"/>
          <table:table-cell office:value="-0.48596012592315674" office:value-type="float"/>
          <table:table-cell office:value="-0.34766924381256104" office:value-type="float"/>
          <table:table-cell office:value="0.39890503883361816" office:value-type="float"/>
          <table:table-cell office:value="0.9725761413574219" office:value-type="float"/>
        </table:table-row>
        <table:table-row>
          <table:table-cell office:value="-0.019405570030212406" office:value-type="float"/>
          <table:table-cell office:value="0.05" office:value-type="float"/>
          <table:table-cell office:value="-0.05" office:value-type="float"/>
          <table:table-cell office:value="-0.048300824165344244" office:value-type="float"/>
          <table:table-cell office:value="0.04868136763572693" office:value-type="float"/>
          <table:table-cell office:value="0.04580688118934632" office:value-type="float"/>
          <table:table-cell office:value="0.12028244207206218" office:value-type="float"/>
          <table:table-cell office:value="15" office:value-type="float"/>
          <table:table-cell office:value="-0.5189395546913147" office:value-type="float"/>
          <table:table-cell office:value="0.6062977313995361" office:value-type="float"/>
          <table:table-cell office:value="-0.9198914766311646" office:value-type="float"/>
          <table:table-cell office:value="0.16991758346557617" office:value-type="float"/>
          <table:table-cell office:value="-0.13186323642730713" office:value-type="float"/>
          <table:table-cell office:value="-0.41931188106536865" office:value-type="float"/>
        </table:table-row>
        <table:table-row>
          <table:table-cell office:value="-0.024793812632560735" office:value-type="float"/>
          <table:table-cell office:value="0.05" office:value-type="float"/>
          <table:table-cell office:value="-0.05" office:value-type="float"/>
          <table:table-cell office:value="-0.0479600751399994" office:value-type="float"/>
          <table:table-cell office:value="0.046183038949966435" office:value-type="float"/>
          <table:table-cell office:value="0.03809166669845582" office:value-type="float"/>
          <table:table-cell office:value="0.1323396719079573" office:value-type="float"/>
          <table:table-cell office:value="16" office:value-type="float"/>
          <table:table-cell office:value="-0.5388242602348328" office:value-type="float"/>
          <table:table-cell office:value="0.9292786121368408" office:value-type="float"/>
          <table:table-cell office:value="-0.894046425819397" office:value-type="float"/>
          <table:table-cell office:value="0.03407490253448486" office:value-type="float"/>
          <table:table-cell office:value="-0.2498328685760498" office:value-type="float"/>
          <table:table-cell office:value="-0.7715214490890503" office:value-type="float"/>
        </table:table-row>
        <table:table-row>
          <table:table-cell office:value="-0.03176701784133912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314784288406373" office:value-type="float"/>
          <table:table-cell office:value="0.08980733589035328" office:value-type="float"/>
          <table:table-cell office:value="17" office:value-type="float"/>
          <table:table-cell office:value="-0.6973205208778381" office:value-type="float"/>
          <table:table-cell office:value="0.7572391033172607" office:value-type="float"/>
          <table:table-cell office:value="-0.5961598753929138" office:value-type="float"/>
          <table:table-cell office:value="-0.42646098136901855" office:value-type="float"/>
          <table:table-cell office:value="0.6493260860443115" office:value-type="float"/>
          <table:table-cell office:value="0.505617618560791" office:value-type="float"/>
        </table:table-row>
        <table:table-row>
          <table:table-cell office:value="-0.03925723493099213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3744823098182679" office:value-type="float"/>
          <table:table-cell office:value="0.08349539185771526" office:value-type="float"/>
          <table:table-cell office:value="18" office:value-type="float"/>
          <table:table-cell office:value="-0.7490217089653015" office:value-type="float"/>
          <table:table-cell office:value="0.6474878787994385" office:value-type="float"/>
          <table:table-cell office:value="-0.10353255271911621" office:value-type="float"/>
          <table:table-cell office:value="-0.4466019868850708" office:value-type="float"/>
          <table:table-cell office:value="0.6373122930526733" office:value-type="float"/>
          <table:table-cell office:value="-0.5699611902236938" office:value-type="float"/>
        </table:table-row>
        <table:table-row>
          <table:table-cell office:value="-0.0325028926134109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880912661552429" office:value-type="float"/>
          <table:table-cell office:value="0.04067092061042787" office:value-type="float"/>
          <table:table-cell office:value="0.09633305900711259" office:value-type="float"/>
          <table:table-cell office:value="19" office:value-type="float"/>
          <table:table-cell office:value="0.6754342317581177" office:value-type="float"/>
          <table:table-cell office:value="0.5014467239379883" office:value-type="float"/>
          <table:table-cell office:value="-0.9031173586845398" office:value-type="float"/>
          <table:table-cell office:value="-0.577309250831604" office:value-type="float"/>
          <table:table-cell office:value="-0.1190873384475708" office:value-type="float"/>
          <table:table-cell office:value="0.3222689628601074" office:value-type="float"/>
        </table:table-row>
        <table:table-row>
          <table:table-cell office:value="-0.03187251389026642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700240254402162" office:value-type="float"/>
          <table:table-cell office:value="0.07992641124038496" office:value-type="float"/>
          <table:table-cell office:value="20" office:value-type="float"/>
          <table:table-cell office:value="0.06303787231445312" office:value-type="float"/>
          <table:table-cell office:value="0.9880611896514893" office:value-type="float"/>
          <table:table-cell office:value="-0.8597932457923889" office:value-type="float"/>
          <table:table-cell office:value="-0.2830168604850769" office:value-type="float"/>
          <table:table-cell office:value="0.6731913089752197" office:value-type="float"/>
          <table:table-cell office:value="0.633148193359375" office:value-type="float"/>
        </table:table-row>
        <table:table-row>
          <table:table-cell office:value="-0.0341631555557251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964497208595277" office:value-type="float"/>
          <table:table-cell office:value="0.06717333969948874" office:value-type="float"/>
          <table:table-cell office:value="21" office:value-type="float"/>
          <table:table-cell office:value="-0.22906416654586792" office:value-type="float"/>
          <table:table-cell office:value="0.699470043182373" office:value-type="float"/>
          <table:table-cell office:value="-0.9083335399627686" office:value-type="float"/>
          <table:table-cell office:value="-0.5201976299285889" office:value-type="float"/>
          <table:table-cell office:value="0.4589402675628662" office:value-type="float"/>
          <table:table-cell office:value="0.26425695419311523" office:value-type="float"/>
        </table:table-row>
        <table:table-row>
          <table:table-cell office:value="-0.04269861400127411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4321491175636433" office:value-type="float"/>
          <table:table-cell office:value="22" office:value-type="float"/>
          <table:table-cell office:value="-0.8535458445549011" office:value-type="float"/>
          <table:table-cell office:value="0.6423848867416382" office:value-type="float"/>
          <table:table-cell office:value="-0.5967356562614441" office:value-type="float"/>
          <table:table-cell office:value="-0.0673183798789978" office:value-type="float"/>
          <table:table-cell office:value="0.20138204097747803" office:value-type="float"/>
          <table:table-cell office:value="0.8746767044067383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843065977096558" office:value-type="float"/>
          <table:table-cell office:value="0.04403129577636719" office:value-type="float"/>
          <table:table-cell office:value="0.040898462791145784" office:value-type="float"/>
          <table:table-cell office:value="23" office:value-type="float"/>
          <table:table-cell office:value="-0.8351732492446899" office:value-type="float"/>
          <table:table-cell office:value="0.8386099338531494" office:value-type="float"/>
          <table:table-cell office:value="-0.8408324122428894" office:value-type="float"/>
          <table:table-cell office:value="-0.3813517689704895" office:value-type="float"/>
          <table:table-cell office:value="-0.15693402290344238" office:value-type="float"/>
          <table:table-cell office:value="-0.5968704223632812" office:value-type="float"/>
        </table:table-row>
        <table:table-row>
          <table:table-cell office:value="-0.04496568441390991" office:value-type="float"/>
          <table:table-cell office:value="0.04710859656333924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3896802862144427" office:value-type="float"/>
          <table:table-cell office:value="24" office:value-type="float"/>
          <table:table-cell office:value="0.5034315586090088" office:value-type="float"/>
          <table:table-cell office:value="-0.28914034366607666" office:value-type="float"/>
          <table:table-cell office:value="-0.9438897371292114" office:value-type="float"/>
          <table:table-cell office:value="-0.42741990089416504" office:value-type="float"/>
          <table:table-cell office:value="0.23856830596923828" office:value-type="float"/>
          <table:table-cell office:value="0.742576003074646" office:value-type="float"/>
        </table:table-row>
        <table:table-row>
          <table:table-cell office:value="-0.04033668279647827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4970989031065248" office:value-type="float"/>
          <table:table-cell office:value="25" office:value-type="float"/>
          <table:table-cell office:value="0.46290016174316406" office:value-type="float"/>
          <table:table-cell office:value="0.9385497570037842" office:value-type="float"/>
          <table:table-cell office:value="-0.865122377872467" office:value-type="float"/>
          <table:table-cell office:value="-0.1691218614578247" office:value-type="float"/>
          <table:table-cell office:value="0.5738816261291504" office:value-type="float"/>
          <table:table-cell office:value="0.16905498504638672" office:value-type="float"/>
        </table:table-row>
        <table:table-row>
          <table:table-cell office:value="-0.0328203177452087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969745755195618" office:value-type="float"/>
          <table:table-cell office:value="0.05" office:value-type="float"/>
          <table:table-cell office:value="0.070351050339998" office:value-type="float"/>
          <table:table-cell office:value="26" office:value-type="float"/>
          <table:table-cell office:value="0.7516365051269531" office:value-type="float"/>
          <table:table-cell office:value="0.43472373485565186" office:value-type="float"/>
          <table:table-cell office:value="-0.9584789276123047" office:value-type="float"/>
          <table:table-cell office:value="-0.3983420133590698" office:value-type="float"/>
          <table:table-cell office:value="-0.030254244804382324" office:value-type="float"/>
          <table:table-cell office:value="0.3577911853790283" office:value-type="float"/>
        </table:table-row>
        <table:table-row>
          <table:table-cell office:value="-0.03453794300556182" office:value-type="float"/>
          <table:table-cell office:value="0.05" office:value-type="float"/>
          <table:table-cell office:value="-0.05" office:value-type="float"/>
          <table:table-cell office:value="-0.04767861604690552" office:value-type="float"/>
          <table:table-cell office:value="0.05" office:value-type="float"/>
          <table:table-cell office:value="0.05" office:value-type="float"/>
          <table:table-cell office:value="0.07057814954415836" office:value-type="float"/>
          <table:table-cell office:value="27" office:value-type="float"/>
          <table:table-cell office:value="-0.17176252603530884" office:value-type="float"/>
          <table:table-cell office:value="0.26923680305480957" office:value-type="float"/>
          <table:table-cell office:value="-0.9532291889190674" office:value-type="float"/>
          <table:table-cell office:value="0.23213839530944824" office:value-type="float"/>
          <table:table-cell office:value="0.27858245372772217" office:value-type="float"/>
          <table:table-cell office:value="0.7150856256484985" office:value-type="float"/>
        </table:table-row>
        <table:table-row>
          <table:table-cell office:value="-0.02928958117961883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7882909450914738" office:value-type="float"/>
          <table:table-cell office:value="28" office:value-type="float"/>
          <table:table-cell office:value="0.5248361825942993" office:value-type="float"/>
          <table:table-cell office:value="0.842644453048706" office:value-type="float"/>
          <table:table-cell office:value="-0.9872946739196777" office:value-type="float"/>
          <table:table-cell office:value="-0.2504696846008301" office:value-type="float"/>
          <table:table-cell office:value="0.6504433155059814" office:value-type="float"/>
          <table:table-cell office:value="0.3080298900604248" office:value-type="float"/>
        </table:table-row>
        <table:table-row>
          <table:table-cell office:value="-0.03685220420360564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912538763798331" office:value-type="float"/>
          <table:table-cell office:value="29" office:value-type="float"/>
          <table:table-cell office:value="-0.7562623023986816" office:value-type="float"/>
          <table:table-cell office:value="0.7668215036392212" office:value-type="float"/>
          <table:table-cell office:value="-0.6632724404335022" office:value-type="float"/>
          <table:table-cell office:value="-0.6279224157333374" office:value-type="float"/>
          <table:table-cell office:value="0.3475593328475952" office:value-type="float"/>
          <table:table-cell office:value="0.9902220964431763" office:value-type="float"/>
        </table:table-row>
        <table:table-row>
          <table:table-cell office:value="-0.04517169594764709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964418888092041" office:value-type="float"/>
          <table:table-cell office:value="0.03724630021045022" office:value-type="float"/>
          <table:table-cell office:value="30" office:value-type="float"/>
          <table:table-cell office:value="-0.8319491744041443" office:value-type="float"/>
          <table:table-cell office:value="0.8954989910125732" office:value-type="float"/>
          <table:table-cell office:value="-0.5989397168159485" office:value-type="float"/>
          <table:table-cell office:value="-0.46570074558258057" office:value-type="float"/>
          <table:table-cell office:value="0.20539581775665283" office:value-type="float"/>
          <table:table-cell office:value="-0.035581111907958984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2598912143013072" office:value-type="float"/>
          <table:table-cell office:value="31" office:value-type="float"/>
          <table:table-cell office:value="-0.8014483451843262" office:value-type="float"/>
          <table:table-cell office:value="0.9851377010345459" office:value-type="float"/>
          <table:table-cell office:value="-0.8651310205459595" office:value-type="float"/>
          <table:table-cell office:value="-0.013126254081726074" office:value-type="float"/>
          <table:table-cell office:value="0.5585799217224121" office:value-type="float"/>
          <table:table-cell office:value="0.7753169536590576" office:value-type="float"/>
        </table:table-row>
        <table:table-row>
          <table:table-cell office:value="-0.04981858968734741" office:value-type="float"/>
          <table:table-cell office:value="0.043045189976692204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7901420593261725" office:value-type="float"/>
          <table:table-cell office:value="0.03299205314527903" office:value-type="float"/>
          <table:table-cell office:value="32" office:value-type="float"/>
          <table:table-cell office:value="0.01814103126525879" office:value-type="float"/>
          <table:table-cell office:value="-0.69548100233078" office:value-type="float"/>
          <table:table-cell office:value="-0.7988748550415039" office:value-type="float"/>
          <table:table-cell office:value="-0.8217209577560425" office:value-type="float"/>
          <table:table-cell office:value="0.10865294933319092" office:value-type="float"/>
          <table:table-cell office:value="-0.20985794067382812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2598912143013072" office:value-type="float"/>
          <table:table-cell office:value="33" office:value-type="float"/>
          <table:table-cell office:value="-0.28537797927856445" office:value-type="float"/>
          <table:table-cell office:value="0.9570666551589966" office:value-type="float"/>
          <table:table-cell office:value="-0.7393165826797485" office:value-type="float"/>
          <table:table-cell office:value="-0.4836479425430298" office:value-type="float"/>
          <table:table-cell office:value="0.6572823524475098" office:value-type="float"/>
          <table:table-cell office:value="0.7734870910644531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2598912143013072" office:value-type="float"/>
          <table:table-cell office:value="34" office:value-type="float"/>
          <table:table-cell office:value="-0.43306905031204224" office:value-type="float"/>
          <table:table-cell office:value="0.35408949851989746" office:value-type="float"/>
          <table:table-cell office:value="-0.8025593161582947" office:value-type="float"/>
          <table:table-cell office:value="-0.1176304817199707" office:value-type="float"/>
          <table:table-cell office:value="0.3679232597351074" office:value-type="float"/>
          <table:table-cell office:value="0.5763412714004517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633845984935761" office:value-type="float"/>
          <table:table-cell office:value="0.05" office:value-type="float"/>
          <table:table-cell office:value="0.029577336648528296" office:value-type="float"/>
          <table:table-cell office:value="35" office:value-type="float"/>
          <table:table-cell office:value="-0.1159738302230835" office:value-type="float"/>
          <table:table-cell office:value="0.6733556985855103" office:value-type="float"/>
          <table:table-cell office:value="-0.8270337581634521" office:value-type="float"/>
          <table:table-cell office:value="-0.40798819065093994" office:value-type="float"/>
          <table:table-cell office:value="-0.3661540150642395" office:value-type="float"/>
          <table:table-cell office:value="0.7912638187408447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813093602657319" office:value-type="float"/>
          <table:table-cell office:value="0.045614172816276555" office:value-type="float"/>
          <table:table-cell office:value="0.03751972106992624" office:value-type="float"/>
          <table:table-cell office:value="36" office:value-type="float"/>
          <table:table-cell office:value="-0.5186218619346619" office:value-type="float"/>
          <table:table-cell office:value="0.9017095565795898" office:value-type="float"/>
          <table:table-cell office:value="-0.6319078207015991" office:value-type="float"/>
          <table:table-cell office:value="-0.25854021310806274" office:value-type="float"/>
          <table:table-cell office:value="0.17924761772155762" office:value-type="float"/>
          <table:table-cell office:value="-0.43858271837234497" office:value-type="float"/>
        </table:table-row>
        <table:table-row>
          <table:table-cell office:value="-0.0498202133178711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975829541683198" office:value-type="float"/>
          <table:table-cell office:value="0.05" office:value-type="float"/>
          <table:table-cell office:value="0.02358857401343123" office:value-type="float"/>
          <table:table-cell office:value="37" office:value-type="float"/>
          <table:table-cell office:value="0.017978668212890625" office:value-type="float"/>
          <table:table-cell office:value="0.949552059173584" office:value-type="float"/>
          <table:table-cell office:value="-0.3978780508041382" office:value-type="float"/>
          <table:table-cell office:value="-0.8642502427101135" office:value-type="float"/>
          <table:table-cell office:value="0.1627359390258789" office:value-type="float"/>
          <table:table-cell office:value="0.9417123794555664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650715947151185" office:value-type="float"/>
          <table:table-cell office:value="0.04353275775909424" office:value-type="float"/>
          <table:table-cell office:value="0.04591109119061654" office:value-type="float"/>
          <table:table-cell office:value="38" office:value-type="float"/>
          <table:table-cell office:value="-0.22290921211242676" office:value-type="float"/>
          <table:table-cell office:value="0.44559288024902344" office:value-type="float"/>
          <table:table-cell office:value="-0.9967021942138672" office:value-type="float"/>
          <table:table-cell office:value="-0.7006322145462036" office:value-type="float"/>
          <table:table-cell office:value="-0.32511359453201294" office:value-type="float"/>
          <table:table-cell office:value="-0.6467242240905762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17460036277771" office:value-type="float"/>
          <table:table-cell office:value="0.04332165645745595" office:value-type="float"/>
          <table:table-cell office:value="39" office:value-type="float"/>
          <table:table-cell office:value="-0.7873680591583252" office:value-type="float"/>
          <table:table-cell office:value="0.9164948463439941" office:value-type="float"/>
          <table:table-cell office:value="-0.9238447546958923" office:value-type="float"/>
          <table:table-cell office:value="-0.07718318700790405" office:value-type="float"/>
          <table:table-cell office:value="0.48868560791015625" office:value-type="float"/>
          <table:table-cell office:value="-0.17867541313171387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9497007727622985" office:value-type="float"/>
          <table:table-cell office:value="0.047551887035369875" office:value-type="float"/>
          <table:table-cell office:value="0.02990688879685971" office:value-type="float"/>
          <table:table-cell office:value="40" office:value-type="float"/>
          <table:table-cell office:value="-0.3084927797317505" office:value-type="float"/>
          <table:table-cell office:value="0.9454166889190674" office:value-type="float"/>
          <table:table-cell office:value="-0.9576399922370911" office:value-type="float"/>
          <table:table-cell office:value="-0.33432579040527344" office:value-type="float"/>
          <table:table-cell office:value="-0.050299227237701416" office:value-type="float"/>
          <table:table-cell office:value="0.5805883407592773" office:value-type="float"/>
        </table:table-row>
        <table:table-row>
          <table:table-cell office:value="-0.04518879175186157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3627280658658322" office:value-type="float"/>
          <table:table-cell office:value="41" office:value-type="float"/>
          <table:table-cell office:value="0.4811208248138428" office:value-type="float"/>
          <table:table-cell office:value="0.9570553302764893" office:value-type="float"/>
          <table:table-cell office:value="-0.8432611227035522" office:value-type="float"/>
          <table:table-cell office:value="-0.3479307293891907" office:value-type="float"/>
          <table:table-cell office:value="0.4870338439941406" office:value-type="float"/>
          <table:table-cell office:value="0.7514042854309082" office:value-type="float"/>
        </table:table-row>
        <table:table-row>
          <table:table-cell office:value="-0.037460196018219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3163892030715946" office:value-type="float"/>
          <table:table-cell office:value="0.07477565449692802" office:value-type="float"/>
          <table:table-cell office:value="42" office:value-type="float"/>
          <table:table-cell office:value="0.7728595733642578" office:value-type="float"/>
          <table:table-cell office:value="0.7894078493118286" office:value-type="float"/>
          <table:table-cell office:value="-0.9203080534934998" office:value-type="float"/>
          <table:table-cell office:value="-0.7881592512130737" office:value-type="float"/>
          <table:table-cell office:value="0.28502702713012695" office:value-type="float"/>
          <table:table-cell office:value="-0.6836107969284058" office:value-type="float"/>
        </table:table-row>
        <table:table-row>
          <table:table-cell office:value="-0.0390578448772430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3702964365482331" office:value-type="float"/>
          <table:table-cell office:value="0.0849958353646672" office:value-type="float"/>
          <table:table-cell office:value="43" office:value-type="float"/>
          <table:table-cell office:value="-0.15976488590240479" office:value-type="float"/>
          <table:table-cell office:value="0.8624939918518066" office:value-type="float"/>
          <table:table-cell office:value="-0.7561488747596741" office:value-type="float"/>
          <table:table-cell office:value="-0.23735880851745605" office:value-type="float"/>
          <table:table-cell office:value="0.18098604679107666" office:value-type="float"/>
          <table:table-cell office:value="-0.6134248375892639" office:value-type="float"/>
        </table:table-row>
        <table:table-row>
          <table:table-cell office:value="-0.04644736766815186" office:value-type="float"/>
          <table:table-cell office:value="0.04696409821510315" office:value-type="float"/>
          <table:table-cell office:value="-0.05" office:value-type="float"/>
          <table:table-cell office:value="-0.05" office:value-type="float"/>
          <table:table-cell office:value="0.04530022859573365" office:value-type="float"/>
          <table:table-cell office:value="0.044610694050788886" office:value-type="float"/>
          <table:table-cell office:value="0.05777921815410686" office:value-type="float"/>
          <table:table-cell office:value="44" office:value-type="float"/>
          <table:table-cell office:value="-0.7389522790908813" office:value-type="float"/>
          <table:table-cell office:value="-0.30359017848968506" office:value-type="float"/>
          <table:table-cell office:value="-0.9113625884056091" office:value-type="float"/>
          <table:table-cell office:value="-0.6770738959312439" office:value-type="float"/>
          <table:table-cell office:value="-0.46997714042663574" office:value-type="float"/>
          <table:table-cell office:value="0.7581050395965576" office:value-type="float"/>
        </table:table-row>
        <table:table-row>
          <table:table-cell office:value="-0.04830875456333160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766946196556092" office:value-type="float"/>
          <table:table-cell office:value="0.05" office:value-type="float"/>
          <table:table-cell office:value="0.03193111503846635" office:value-type="float"/>
          <table:table-cell office:value="45" office:value-type="float"/>
          <table:table-cell office:value="-0.18613868951797485" office:value-type="float"/>
          <table:table-cell office:value="0.916019082069397" office:value-type="float"/>
          <table:table-cell office:value="-0.7521373629570007" office:value-type="float"/>
          <table:table-cell office:value="-0.5174106955528259" office:value-type="float"/>
          <table:table-cell office:value="0.23692333698272705" office:value-type="float"/>
          <table:table-cell office:value="0.8500440120697021" office:value-type="float"/>
        </table:table-row>
        <table:table-row>
          <table:table-cell office:value="-0.04654912173748016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7587779164314274" office:value-type="float"/>
          <table:table-cell office:value="0.038660521659147185" office:value-type="float"/>
          <table:table-cell office:value="46" office:value-type="float"/>
          <table:table-cell office:value="0.17596328258514404" office:value-type="float"/>
          <table:table-cell office:value="0.5379030704498291" office:value-type="float"/>
          <table:table-cell office:value="-0.9731478095054626" office:value-type="float"/>
          <table:table-cell office:value="-0.4978254437446594" office:value-type="float"/>
          <table:table-cell office:value="0.365293025970459" office:value-type="float"/>
          <table:table-cell office:value="-0.241222083568573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594979882240296" office:value-type="float"/>
          <table:table-cell office:value="0.05" office:value-type="float"/>
          <table:table-cell office:value="0.03029469335723084" office:value-type="float"/>
          <table:table-cell office:value="47" office:value-type="float"/>
          <table:table-cell office:value="-0.8673688173294067" office:value-type="float"/>
          <table:table-cell office:value="0.3734027147293091" office:value-type="float"/>
          <table:table-cell office:value="-0.9355394244194031" office:value-type="float"/>
          <table:table-cell office:value="-0.7805114984512329" office:value-type="float"/>
          <table:table-cell office:value="-0.4050201177597046" office:value-type="float"/>
          <table:table-cell office:value="0.7704199552536011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8310798406600956" office:value-type="float"/>
          <table:table-cell office:value="0.05" office:value-type="float"/>
          <table:table-cell office:value="0.025867274156873288" office:value-type="float"/>
          <table:table-cell office:value="48" office:value-type="float"/>
          <table:table-cell office:value="-0.9507483243942261" office:value-type="float"/>
          <table:table-cell office:value="0.7992074489593506" office:value-type="float"/>
          <table:table-cell office:value="-0.9068362712860107" office:value-type="float"/>
          <table:table-cell office:value="-0.23252415657043457" office:value-type="float"/>
          <table:table-cell office:value="0.2360999584197998" office:value-type="float"/>
          <table:table-cell office:value="0.34806573390960693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49572707414627076" office:value-type="float"/>
          <table:table-cell office:value="0.05" office:value-type="float"/>
          <table:table-cell office:value="0.05" office:value-type="float"/>
          <table:table-cell office:value="0.023587275898184934" office:value-type="float"/>
          <table:table-cell office:value="49" office:value-type="float"/>
          <table:table-cell office:value="-0.3732203245162964" office:value-type="float"/>
          <table:table-cell office:value="0.42726731300354004" office:value-type="float"/>
          <table:table-cell office:value="-0.6122114658355713" office:value-type="float"/>
          <table:table-cell office:value="0.04272925853729248" office:value-type="float"/>
          <table:table-cell office:value="0.6348940134048462" office:value-type="float"/>
          <table:table-cell office:value="0.9281315803527832" office:value-type="float"/>
        </table:table-row>
        <table:table-row>
          <table:table-cell office:value="-0.05" office:value-type="float"/>
          <table:table-cell office:value="0.047652300596237186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4253531625352653" office:value-type="float"/>
          <table:table-cell office:value="50" office:value-type="float"/>
          <table:table-cell office:value="-0.7940587401390076" office:value-type="float"/>
          <table:table-cell office:value="-0.23476994037628174" office:value-type="float"/>
          <table:table-cell office:value="-0.9436997175216675" office:value-type="float"/>
          <table:table-cell office:value="-0.6719732284545898" office:value-type="float"/>
          <table:table-cell office:value="0.22406625747680664" office:value-type="float"/>
          <table:table-cell office:value="0.13259196281433105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477897846698761" office:value-type="float"/>
          <table:table-cell office:value="0.04788292050361634" office:value-type="float"/>
          <table:table-cell office:value="0.05" office:value-type="float"/>
          <table:table-cell office:value="0.03179408883738766" office:value-type="float"/>
          <table:table-cell office:value="51" office:value-type="float"/>
          <table:table-cell office:value="-0.7738240957260132" office:value-type="float"/>
          <table:table-cell office:value="0.7580440044403076" office:value-type="float"/>
          <table:table-cell office:value="-0.878998875617981" office:value-type="float"/>
          <table:table-cell office:value="0.22102153301239014" office:value-type="float"/>
          <table:table-cell office:value="-0.2117079496383667" office:value-type="float"/>
          <table:table-cell office:value="0.9007687568664551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4902202129364014" office:value-type="float"/>
          <table:table-cell office:value="0.05" office:value-type="float"/>
          <table:table-cell office:value="0.05" office:value-type="float"/>
          <table:table-cell office:value="0.02485426016447484" office:value-type="float"/>
          <table:table-cell office:value="52" office:value-type="float"/>
          <table:table-cell office:value="-0.6645351648330688" office:value-type="float"/>
          <table:table-cell office:value="0.9967670440673828" office:value-type="float"/>
          <table:table-cell office:value="-0.8868599534034729" office:value-type="float"/>
          <table:table-cell office:value="-0.12322366237640381" office:value-type="float"/>
          <table:table-cell office:value="0.6608560085296631" office:value-type="float"/>
          <table:table-cell office:value="0.9572380781173706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2598912143013072" office:value-type="float"/>
          <table:table-cell office:value="53" office:value-type="float"/>
          <table:table-cell office:value="-0.3731611967086792" office:value-type="float"/>
          <table:table-cell office:value="0.47798335552215576" office:value-type="float"/>
          <table:table-cell office:value="-0.9712517857551575" office:value-type="float"/>
          <table:table-cell office:value="-0.1397225260734558" office:value-type="float"/>
          <table:table-cell office:value="0.653564453125" office:value-type="float"/>
          <table:table-cell office:value="0.864063024520874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849890768527985" office:value-type="float"/>
          <table:table-cell office:value="0.05" office:value-type="float"/>
          <table:table-cell office:value="0.02550741871917328" office:value-type="float"/>
          <table:table-cell office:value="54" office:value-type="float"/>
          <table:table-cell office:value="-0.07376724481582642" office:value-type="float"/>
          <table:table-cell office:value="0.16657185554504395" office:value-type="float"/>
          <table:table-cell office:value="-0.9345925450325012" office:value-type="float"/>
          <table:table-cell office:value="-0.48829543590545654" office:value-type="float"/>
          <table:table-cell office:value="-0.15010923147201538" office:value-type="float"/>
          <table:table-cell office:value="0.35944676399230957" office:value-type="float"/>
        </table:table-row>
        <table:table-row>
          <table:table-cell office:value="-0.04532575368881226" office:value-type="float"/>
          <table:table-cell office:value="0.05" office:value-type="float"/>
          <table:table-cell office:value="-0.05" office:value-type="float"/>
          <table:table-cell office:value="-0.048449640274047856" office:value-type="float"/>
          <table:table-cell office:value="0.05" office:value-type="float"/>
          <table:table-cell office:value="0.047504605650901796" office:value-type="float"/>
          <table:table-cell office:value="0.045939491542397626" office:value-type="float"/>
          <table:table-cell office:value="55" office:value-type="float"/>
          <table:table-cell office:value="0.4674246311187744" office:value-type="float"/>
          <table:table-cell office:value="0.9580492973327637" office:value-type="float"/>
          <table:table-cell office:value="-0.7777491211891174" office:value-type="float"/>
          <table:table-cell office:value="0.15503597259521484" office:value-type="float"/>
          <table:table-cell office:value="0.5951762199401855" office:value-type="float"/>
          <table:table-cell office:value="-0.24953943490982056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2598912143013072" office:value-type="float"/>
          <table:table-cell office:value="56" office:value-type="float"/>
          <table:table-cell office:value="-0.5402133464813232" office:value-type="float"/>
          <table:table-cell office:value="0.8935846090316772" office:value-type="float"/>
          <table:table-cell office:value="-0.23149418830871582" office:value-type="float"/>
          <table:table-cell office:value="-0.6512556672096252" office:value-type="float"/>
          <table:table-cell office:value="0.5393695831298828" office:value-type="float"/>
          <table:table-cell office:value="0.9095160961151123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4875224709510804" office:value-type="float"/>
          <table:table-cell office:value="0.05" office:value-type="float"/>
          <table:table-cell office:value="0.04496129393577576" office:value-type="float"/>
          <table:table-cell office:value="0.03840380907664037" office:value-type="float"/>
          <table:table-cell office:value="57" office:value-type="float"/>
          <table:table-cell office:value="-0.9170728921890259" office:value-type="float"/>
          <table:table-cell office:value="0.8855328559875488" office:value-type="float"/>
          <table:table-cell office:value="-0.9884471297264099" office:value-type="float"/>
          <table:table-cell office:value="0.12477529048919678" office:value-type="float"/>
          <table:table-cell office:value="0.2592198848724365" office:value-type="float"/>
          <table:table-cell office:value="-0.5038706064224243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7988402843475345" office:value-type="float"/>
          <table:table-cell office:value="0.048014484643936164" office:value-type="float"/>
          <table:table-cell office:value="0.03165851156568633" office:value-type="float"/>
          <table:table-cell office:value="58" office:value-type="float"/>
          <table:table-cell office:value="-0.5729583501815796" office:value-type="float"/>
          <table:table-cell office:value="0.9427599906921387" office:value-type="float"/>
          <table:table-cell office:value="-0.9157259464263916" office:value-type="float"/>
          <table:table-cell office:value="-0.585326075553894" office:value-type="float"/>
          <table:table-cell office:value="-0.20115971565246582" office:value-type="float"/>
          <table:table-cell office:value="0.30531907081604004" office:value-type="float"/>
        </table:table-row>
        <table:table-row>
          <table:table-cell office:value="-0.05" office:value-type="float"/>
          <table:table-cell office:value="0.04206328511238098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7565207790890722" office:value-type="float"/>
          <table:table-cell office:value="59" office:value-type="float"/>
          <table:table-cell office:value="-0.4132269620895386" office:value-type="float"/>
          <table:table-cell office:value="-0.7936714887619019" office:value-type="float"/>
          <table:table-cell office:value="-0.9606073498725891" office:value-type="float"/>
          <table:table-cell office:value="-0.35445284843444824" office:value-type="float"/>
          <table:table-cell office:value="0.41564714908599854" office:value-type="float"/>
          <table:table-cell office:value="0.9806050062179565" office:value-type="float"/>
        </table:table-row>
        <table:table-row>
          <table:table-cell office:value="-0.04707799196243286" office:value-type="float"/>
          <table:table-cell office:value="0.049628903865814214" office:value-type="float"/>
          <table:table-cell office:value="-0.05" office:value-type="float"/>
          <table:table-cell office:value="-0.04977276921272278" office:value-type="float"/>
          <table:table-cell office:value="0.05" office:value-type="float"/>
          <table:table-cell office:value="0.05" office:value-type="float"/>
          <table:table-cell office:value="0.031745808949135035" office:value-type="float"/>
          <table:table-cell office:value="60" office:value-type="float"/>
          <table:table-cell office:value="0.29220080375671387" office:value-type="float"/>
          <table:table-cell office:value="0.7565618753433228" office:value-type="float"/>
          <table:table-cell office:value="-0.9844281673431396" office:value-type="float"/>
          <table:table-cell office:value="0.022723078727722168" office:value-type="float"/>
          <table:table-cell office:value="0.30930936336517334" office:value-type="float"/>
          <table:table-cell office:value="0.7762869596481323" office:value-type="float"/>
        </table:table-row>
        <table:table-row>
          <table:table-cell office:value="-0.04504187822341919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36684997693517796" office:value-type="float"/>
          <table:table-cell office:value="61" office:value-type="float"/>
          <table:table-cell office:value="0.2036113739013672" office:value-type="float"/>
          <table:table-cell office:value="0.9667861461639404" office:value-type="float"/>
          <table:table-cell office:value="-0.9562215805053711" office:value-type="float"/>
          <table:table-cell office:value="-0.15442407131195068" office:value-type="float"/>
          <table:table-cell office:value="0.8239624500274658" office:value-type="float"/>
          <table:table-cell office:value="0.7154319286346436" office:value-type="float"/>
        </table:table-row>
        <table:table-row>
          <table:table-cell office:value="-0.048163305521011356" office:value-type="float"/>
          <table:table-cell office:value="0.05" office:value-type="float"/>
          <table:table-cell office:value="-0.05" office:value-type="float"/>
          <table:table-cell office:value="-0.04754229664802551" office:value-type="float"/>
          <table:table-cell office:value="0.05" office:value-type="float"/>
          <table:table-cell office:value="0.04400493383407593" office:value-type="float"/>
          <table:table-cell office:value="0.04890392491345347" office:value-type="float"/>
          <table:table-cell office:value="62" office:value-type="float"/>
          <table:table-cell office:value="-0.3121427297592163" office:value-type="float"/>
          <table:table-cell office:value="0.8140239715576172" office:value-type="float"/>
          <table:table-cell office:value="-0.8263946771621704" office:value-type="float"/>
          <table:table-cell office:value="0.24577033519744873" office:value-type="float"/>
          <table:table-cell office:value="0.5000405311584473" office:value-type="float"/>
          <table:table-cell office:value="-0.5995066165924072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3592359006404877" office:value-type="float"/>
          <table:table-cell office:value="0.056918631369813566" office:value-type="float"/>
          <table:table-cell office:value="63" office:value-type="float"/>
          <table:table-cell office:value="-0.3958221673965454" office:value-type="float"/>
          <table:table-cell office:value="0.1608496904373169" office:value-type="float"/>
          <table:table-cell office:value="-0.7738901376724243" office:value-type="float"/>
          <table:table-cell office:value="-0.7044808864593506" office:value-type="float"/>
          <table:table-cell office:value="0.4219217300415039" office:value-type="float"/>
          <table:table-cell office:value="-0.8081343770027161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687151312828064" office:value-type="float"/>
          <table:table-cell office:value="0.03096686482429505" office:value-type="float"/>
          <table:table-cell office:value="0.07446243039016592" office:value-type="float"/>
          <table:table-cell office:value="64" office:value-type="float"/>
          <table:table-cell office:value="-0.3505673408508301" office:value-type="float"/>
          <table:table-cell office:value="0.8917723894119263" office:value-type="float"/>
          <table:table-cell office:value="-0.9666391611099243" office:value-type="float"/>
          <table:table-cell office:value="-0.7680259346961975" office:value-type="float"/>
          <table:table-cell office:value="-0.31284868717193604" office:value-type="float"/>
          <table:table-cell office:value="-0.4956725239753723" office:value-type="float"/>
        </table:table-row>
        <table:table-row>
          <table:table-cell office:value="-0.04325125932693482" office:value-type="float"/>
          <table:table-cell office:value="0.04734334707260132" office:value-type="float"/>
          <table:table-cell office:value="-0.05" office:value-type="float"/>
          <table:table-cell office:value="-0.05" office:value-type="float"/>
          <table:table-cell office:value="0.04419445514678955" office:value-type="float"/>
          <table:table-cell office:value="0.02181501388549805" office:value-type="float"/>
          <table:table-cell office:value="0.1195908992975826" office:value-type="float"/>
          <table:table-cell office:value="65" office:value-type="float"/>
          <table:table-cell office:value="0.6748740673065186" office:value-type="float"/>
          <table:table-cell office:value="-0.26566529273986816" office:value-type="float"/>
          <table:table-cell office:value="-0.5930814146995544" office:value-type="float"/>
          <table:table-cell office:value="-0.057571351528167725" office:value-type="float"/>
          <table:table-cell office:value="-0.2677057981491089" office:value-type="float"/>
          <table:table-cell office:value="-0.9151850938796997" office:value-type="float"/>
        </table:table-row>
        <table:table-row>
          <table:table-cell office:value="-0.05" office:value-type="float"/>
          <table:table-cell office:value="0.04995395421981812" office:value-type="float"/>
          <table:table-cell office:value="-0.05" office:value-type="float"/>
          <table:table-cell office:value="-0.04436646342277527" office:value-type="float"/>
          <table:table-cell office:value="0.04922374725341797" office:value-type="float"/>
          <table:table-cell office:value="0.03097405314445496" office:value-type="float"/>
          <table:table-cell office:value="0.08374125866345605" office:value-type="float"/>
          <table:table-cell office:value="66" office:value-type="float"/>
          <table:table-cell office:value="-0.7463157176971436" office:value-type="float"/>
          <table:table-cell office:value="0.2610607147216797" office:value-type="float"/>
          <table:table-cell office:value="-0.9466160535812378" office:value-type="float"/>
          <table:table-cell office:value="0.5633536577224731" office:value-type="float"/>
          <table:table-cell office:value="0.5029292106628418" office:value-type="float"/>
          <table:table-cell office:value="0.9159039258956909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2514748573303223" office:value-type="float"/>
          <table:table-cell office:value="0.07950568156946752" office:value-type="float"/>
          <table:table-cell office:value="67" office:value-type="float"/>
          <table:table-cell office:value="-0.0654221773147583" office:value-type="float"/>
          <table:table-cell office:value="0.7508883476257324" office:value-type="float"/>
          <table:table-cell office:value="-0.9108608365058899" office:value-type="float"/>
          <table:table-cell office:value="-0.775521457195282" office:value-type="float"/>
          <table:table-cell office:value="0.35515427589416504" office:value-type="float"/>
          <table:table-cell office:value="-0.582656741142273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5346903204917911" office:value-type="float"/>
          <table:table-cell office:value="0.09668761670867482" office:value-type="float"/>
          <table:table-cell office:value="68" office:value-type="float"/>
          <table:table-cell office:value="-0.5938893556594849" office:value-type="float"/>
          <table:table-cell office:value="0.9771605730056763" office:value-type="float"/>
          <table:table-cell office:value="-0.9865053296089172" office:value-type="float"/>
          <table:table-cell office:value="-0.7588820457458496" office:value-type="float"/>
          <table:table-cell office:value="0.009380459785461426" office:value-type="float"/>
          <table:table-cell office:value="-0.9800582528114319" office:value-type="float"/>
        </table:table-row>
        <table:table-row>
          <table:table-cell office:value="-0.0437231969833374" office:value-type="float"/>
          <table:table-cell office:value="0.05" office:value-type="float"/>
          <table:table-cell office:value="-0.05" office:value-type="float"/>
          <table:table-cell office:value="-0.048535778522491455" office:value-type="float"/>
          <table:table-cell office:value="0.05" office:value-type="float"/>
          <table:table-cell office:value="0.014840630292892459" office:value-type="float"/>
          <table:table-cell office:value="0.11934746506349836" office:value-type="float"/>
          <table:table-cell office:value="69" office:value-type="float"/>
          <table:table-cell office:value="0.6276803016662598" office:value-type="float"/>
          <table:table-cell office:value="0.9719403982162476" office:value-type="float"/>
          <table:table-cell office:value="-0.9382449984550476" office:value-type="float"/>
          <table:table-cell office:value="0.1464221477508545" office:value-type="float"/>
          <table:table-cell office:value="0.29888272285461426" office:value-type="float"/>
          <table:table-cell office:value="-0.050627291202545166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3290386795997623" office:value-type="float"/>
          <table:table-cell office:value="0.09983826289605663" office:value-type="float"/>
          <table:table-cell office:value="70" office:value-type="float"/>
          <table:table-cell office:value="-0.9333221316337585" office:value-type="float"/>
          <table:table-cell office:value="0.9056776762008667" office:value-type="float"/>
          <table:table-cell office:value="-0.8669003844261169" office:value-type="float"/>
          <table:table-cell office:value="-0.5879151225090027" office:value-type="float"/>
          <table:table-cell office:value="0.04343414306640625" office:value-type="float"/>
          <table:table-cell office:value="-0.15502434968948364" office:value-type="float"/>
        </table:table-row>
        <table:table-row>
          <table:table-cell office:value="-0.04579127669334412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05877242088317874" office:value-type="float"/>
          <table:table-cell office:value="0.1217499733672715" office:value-type="float"/>
          <table:table-cell office:value="71" office:value-type="float"/>
          <table:table-cell office:value="0.4208723306655884" office:value-type="float"/>
          <table:table-cell office:value="0.964775800704956" office:value-type="float"/>
          <table:table-cell office:value="-0.6842646598815918" office:value-type="float"/>
          <table:table-cell office:value="-0.8710875511169434" office:value-type="float"/>
          <table:table-cell office:value="0.3585789203643799" office:value-type="float"/>
          <table:table-cell office:value="-0.7413144707679749" office:value-type="float"/>
        </table:table-row>
        <table:table-row>
          <table:table-cell office:value="-0.05" office:value-type="float"/>
          <table:table-cell office:value="0.046996325850486756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5245696306228643" office:value-type="float"/>
          <table:table-cell office:value="0.09893576414075261" office:value-type="float"/>
          <table:table-cell office:value="72" office:value-type="float"/>
          <table:table-cell office:value="-0.9456682205200195" office:value-type="float"/>
          <table:table-cell office:value="-0.30036741495132446" office:value-type="float"/>
          <table:table-cell office:value="-0.9045810103416443" office:value-type="float"/>
          <table:table-cell office:value="-0.2715994119644165" office:value-type="float"/>
          <table:table-cell office:value="0.46328794956207275" office:value-type="float"/>
          <table:table-cell office:value="0.9368454217910767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93930459022522" office:value-type="float"/>
          <table:table-cell office:value="0.02502302765846253" office:value-type="float"/>
          <table:table-cell office:value="0.0811140217735048" office:value-type="float"/>
          <table:table-cell office:value="73" office:value-type="float"/>
          <table:table-cell office:value="-0.7629669308662415" office:value-type="float"/>
          <table:table-cell office:value="0.9372668266296387" office:value-type="float"/>
          <table:table-cell office:value="-0.9221058487892151" office:value-type="float"/>
          <table:table-cell office:value="-0.8828366994857788" office:value-type="float"/>
          <table:table-cell office:value="-0.06069540977478027" office:value-type="float"/>
          <table:table-cell office:value="0.9777331352233887" office:value-type="float"/>
        </table:table-row>
        <table:table-row>
          <table:table-cell office:value="-0.05" office:value-type="float"/>
          <table:table-cell office:value="0.04986714065074921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24699054360389716" office:value-type="float"/>
          <table:table-cell office:value="0.08046360731308488" office:value-type="float"/>
          <table:table-cell office:value="74" office:value-type="float"/>
          <table:table-cell office:value="-0.8336546421051025" office:value-type="float"/>
          <table:table-cell office:value="-0.013285934925079346" office:value-type="float"/>
          <table:table-cell office:value="-0.913484513759613" office:value-type="float"/>
          <table:table-cell office:value="-0.36768674850463867" office:value-type="float"/>
          <table:table-cell office:value="0.941167950630188" office:value-type="float"/>
          <table:table-cell office:value="-0.032397329807281494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32921052575111395" office:value-type="float"/>
          <table:table-cell office:value="0.06356547561013093" office:value-type="float"/>
          <table:table-cell office:value="75" office:value-type="float"/>
          <table:table-cell office:value="-0.657787024974823" office:value-type="float"/>
          <table:table-cell office:value="0.9758672714233398" office:value-type="float"/>
          <table:table-cell office:value="-0.929693341255188" office:value-type="float"/>
          <table:table-cell office:value="-0.8246785402297974" office:value-type="float"/>
          <table:table-cell office:value="0.5733737945556641" office:value-type="float"/>
          <table:table-cell office:value="0.822199821472168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3351215779781342" office:value-type="float"/>
          <table:table-cell office:value="0.0622775015950624" office:value-type="float"/>
          <table:table-cell office:value="76" office:value-type="float"/>
          <table:table-cell office:value="-0.8293666243553162" office:value-type="float"/>
          <table:table-cell office:value="0.9703688621520996" office:value-type="float"/>
          <table:table-cell office:value="-0.95174640417099" office:value-type="float"/>
          <table:table-cell office:value="-0.6009777188301086" office:value-type="float"/>
          <table:table-cell office:value="0.3654857873916626" office:value-type="float"/>
          <table:table-cell office:value="0.05911052227020264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3873577058315278" office:value-type="float"/>
          <table:table-cell office:value="0.05046405919958763" office:value-type="float"/>
          <table:table-cell office:value="77" office:value-type="float"/>
          <table:table-cell office:value="-0.3050529956817627" office:value-type="float"/>
          <table:table-cell office:value="0.3259773254394531" office:value-type="float"/>
          <table:table-cell office:value="-0.9902625679969788" office:value-type="float"/>
          <table:table-cell office:value="-0.8130290508270264" office:value-type="float"/>
          <table:table-cell office:value="0.10232186317443848" office:value-type="float"/>
          <table:table-cell office:value="0.5223612785339355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29347712993621836" office:value-type="float"/>
          <table:table-cell office:value="0.07112849085748713" office:value-type="float"/>
          <table:table-cell office:value="78" office:value-type="float"/>
          <table:table-cell office:value="-0.29395294189453125" office:value-type="float"/>
          <table:table-cell office:value="0.9955425262451172" office:value-type="float"/>
          <table:table-cell office:value="-0.9077533483505249" office:value-type="float"/>
          <table:table-cell office:value="-0.7170112729072571" office:value-type="float"/>
          <table:table-cell office:value="0.8309954404830933" office:value-type="float"/>
          <table:table-cell office:value="-0.9388057589530945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999044179916382" office:value-type="float"/>
          <table:table-cell office:value="0.037515625953674324" office:value-type="float"/>
          <table:table-cell office:value="0.053311244897150944" office:value-type="float"/>
          <table:table-cell office:value="79" office:value-type="float"/>
          <table:table-cell office:value="-0.3873674273490906" office:value-type="float"/>
          <table:table-cell office:value="0.9524327516555786" office:value-type="float"/>
          <table:table-cell office:value="-0.9329911470413208" office:value-type="float"/>
          <table:table-cell office:value="-0.6401157975196838" office:value-type="float"/>
          <table:table-cell office:value="-0.0009558200836181641" office:value-type="float"/>
          <table:table-cell office:value="0.816791296005249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4849021911621094" office:value-type="float"/>
          <table:table-cell office:value="0.05" office:value-type="float"/>
          <table:table-cell office:value="0.03670356571674348" office:value-type="float"/>
          <table:table-cell office:value="0.058913043227084794" office:value-type="float"/>
          <table:table-cell office:value="80" office:value-type="float"/>
          <table:table-cell office:value="-0.12373346090316772" office:value-type="float"/>
          <table:table-cell office:value="0.9328200817108154" office:value-type="float"/>
          <table:table-cell office:value="-0.9566739201545715" office:value-type="float"/>
          <table:table-cell office:value="0.15097808837890625" office:value-type="float"/>
          <table:table-cell office:value="0.6150590181350708" office:value-type="float"/>
          <table:table-cell office:value="-0.08120602369308472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33939170241355905" office:value-type="float"/>
          <table:table-cell office:value="0.061340725142619956" office:value-type="float"/>
          <table:table-cell office:value="81" office:value-type="float"/>
          <table:table-cell office:value="-0.5386360287666321" office:value-type="float"/>
          <table:table-cell office:value="0.9891068935394287" office:value-type="float"/>
          <table:table-cell office:value="-0.9878994226455688" office:value-type="float"/>
          <table:table-cell office:value="-0.30586063861846924" office:value-type="float"/>
          <table:table-cell office:value="0.20259547233581543" office:value-type="float"/>
          <table:table-cell office:value="-0.2764395475387573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4916743278503418" office:value-type="float"/>
          <table:table-cell office:value="0.048032720088958744" office:value-type="float"/>
          <table:table-cell office:value="0.029549246430397042" office:value-type="float"/>
          <table:table-cell office:value="0.07719621980090663" office:value-type="float"/>
          <table:table-cell office:value="82" office:value-type="float"/>
          <table:table-cell office:value="-0.7689842581748962" office:value-type="float"/>
          <table:table-cell office:value="0.995295524597168" office:value-type="float"/>
          <table:table-cell office:value="-0.7196524739265442" office:value-type="float"/>
          <table:table-cell office:value="0.08325672149658203" office:value-type="float"/>
          <table:table-cell office:value="-0.19672799110412598" office:value-type="float"/>
          <table:table-cell office:value="-0.43899238109588623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7384694218635566" office:value-type="float"/>
          <table:table-cell office:value="0.038288572430610665" office:value-type="float"/>
          <table:table-cell office:value="0.056902159336076674" office:value-type="float"/>
          <table:table-cell office:value="83" office:value-type="float"/>
          <table:table-cell office:value="-0.8784195780754089" office:value-type="float"/>
          <table:table-cell office:value="0.7737244367599487" office:value-type="float"/>
          <table:table-cell office:value="-0.6417290568351746" office:value-type="float"/>
          <table:table-cell office:value="-0.5880534052848816" office:value-type="float"/>
          <table:table-cell office:value="-0.06480258703231812" office:value-type="float"/>
          <table:table-cell office:value="0.8739326000213623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931808531284333" office:value-type="float"/>
          <table:table-cell office:value="0.03978949248790742" office:value-type="float"/>
          <table:table-cell office:value="0.04940503062562179" office:value-type="float"/>
          <table:table-cell office:value="84" office:value-type="float"/>
          <table:table-cell office:value="-0.9373754858970642" office:value-type="float"/>
          <table:table-cell office:value="0.26854920387268066" office:value-type="float"/>
          <table:table-cell office:value="-0.8565086722373962" office:value-type="float"/>
          <table:table-cell office:value="-0.23955917358398438" office:value-type="float"/>
          <table:table-cell office:value="0.19333910942077637" office:value-type="float"/>
          <table:table-cell office:value="0.1500920057296753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926591336727143" office:value-type="float"/>
          <table:table-cell office:value="0.02450533118638132" office:value-type="float"/>
          <table:table-cell office:value="85" office:value-type="float"/>
          <table:table-cell office:value="-0.9152273535728455" office:value-type="float"/>
          <table:table-cell office:value="0.9074892997741699" office:value-type="float"/>
          <table:table-cell office:value="-0.9771566390991211" office:value-type="float"/>
          <table:table-cell office:value="-0.5419028997421265" office:value-type="float"/>
          <table:table-cell office:value="0.5782822370529175" office:value-type="float"/>
          <table:table-cell office:value="0.9476420879364014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029809892177583" office:value-type="float"/>
          <table:table-cell office:value="0.04678644406794763" office:value-type="float"/>
          <table:table-cell office:value="86" office:value-type="float"/>
          <table:table-cell office:value="-0.7079837322235107" office:value-type="float"/>
          <table:table-cell office:value="0.8500230312347412" office:value-type="float"/>
          <table:table-cell office:value="-0.94505774974823" office:value-type="float"/>
          <table:table-cell office:value="-0.5057171583175659" office:value-type="float"/>
          <table:table-cell office:value="0.18413591384887695" office:value-type="float"/>
          <table:table-cell office:value="-0.8967814445495605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3919958412647248" office:value-type="float"/>
          <table:table-cell office:value="0.049378980604722345" office:value-type="float"/>
          <table:table-cell office:value="87" office:value-type="float"/>
          <table:table-cell office:value="-0.6388964653015137" office:value-type="float"/>
          <table:table-cell office:value="0.9497308731079102" office:value-type="float"/>
          <table:table-cell office:value="-0.45301008224487305" office:value-type="float"/>
          <table:table-cell office:value="-0.10281670093536377" office:value-type="float"/>
          <table:table-cell office:value="0.7590929269790649" office:value-type="float"/>
          <table:table-cell office:value="-0.10985147953033447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4602629780769348" office:value-type="float"/>
          <table:table-cell office:value="0.05" office:value-type="float"/>
          <table:table-cell office:value="0.030835402607917794" office:value-type="float"/>
          <table:table-cell office:value="0.07814682517952565" office:value-type="float"/>
          <table:table-cell office:value="88" office:value-type="float"/>
          <table:table-cell office:value="-0.44948041439056396" office:value-type="float"/>
          <table:table-cell office:value="0.703072190284729" office:value-type="float"/>
          <table:table-cell office:value="-0.9231447577476501" office:value-type="float"/>
          <table:table-cell office:value="0.39737021923065186" office:value-type="float"/>
          <table:table-cell office:value="0.5664758682250977" office:value-type="float"/>
          <table:table-cell office:value="-0.8364181518554688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39074299931526196" office:value-type="float"/>
          <table:table-cell office:value="0.049672641771085047" office:value-type="float"/>
          <table:table-cell office:value="89" office:value-type="float"/>
          <table:table-cell office:value="-0.5435813069343567" office:value-type="float"/>
          <table:table-cell office:value="0.5833269357681274" office:value-type="float"/>
          <table:table-cell office:value="-0.6947328448295593" office:value-type="float"/>
          <table:table-cell office:value="-0.6406368017196655" office:value-type="float"/>
          <table:table-cell office:value="0.3432188034057617" office:value-type="float"/>
          <table:table-cell office:value="0.8238897323608398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5963981747627274" office:value-type="float"/>
          <table:table-cell office:value="0.03293132773068874" office:value-type="float"/>
          <table:table-cell office:value="90" office:value-type="float"/>
          <table:table-cell office:value="-0.930253267288208" office:value-type="float"/>
          <table:table-cell office:value="0.5291483402252197" office:value-type="float"/>
          <table:table-cell office:value="-0.861774206161499" office:value-type="float"/>
          <table:table-cell office:value="-0.7105662226676941" office:value-type="float"/>
          <table:table-cell office:value="0.725843071937561" office:value-type="float"/>
          <table:table-cell office:value="0.6889681816101074" office:value-type="float"/>
        </table:table-row>
        <table:table-row>
          <table:table-cell office:value="-0.04898341655731202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5515895352730078" office:value-type="float"/>
          <table:table-cell office:value="91" office:value-type="float"/>
          <table:table-cell office:value="0.10165834426879883" office:value-type="float"/>
          <table:table-cell office:value="0.9722541570663452" office:value-type="float"/>
          <table:table-cell office:value="-0.9734205007553101" office:value-type="float"/>
          <table:table-cell office:value="-0.8147768378257751" office:value-type="float"/>
          <table:table-cell office:value="0.553398609161377" office:value-type="float"/>
          <table:table-cell office:value="0.45900392532348633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9413058757781986" office:value-type="float"/>
          <table:table-cell office:value="0.02412414136602614" office:value-type="float"/>
          <table:table-cell office:value="92" office:value-type="float"/>
          <table:table-cell office:value="-0.3633177876472473" office:value-type="float"/>
          <table:table-cell office:value="0.6150895357131958" office:value-type="float"/>
          <table:table-cell office:value="-0.9063174724578857" office:value-type="float"/>
          <table:table-cell office:value="-0.4895850419998169" office:value-type="float"/>
          <table:table-cell office:value="0.7855089902877808" office:value-type="float"/>
          <table:table-cell office:value="-0.05869412422180176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2598912143013072" office:value-type="float"/>
          <table:table-cell office:value="93" office:value-type="float"/>
          <table:table-cell office:value="-0.9724149703979492" office:value-type="float"/>
          <table:table-cell office:value="0.7440004348754883" office:value-type="float"/>
          <table:table-cell office:value="-0.9636364579200745" office:value-type="float"/>
          <table:table-cell office:value="-0.38123655319213867" office:value-type="float"/>
          <table:table-cell office:value="0.26044249534606934" office:value-type="float"/>
          <table:table-cell office:value="0.9165964126586914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868385493755341" office:value-type="float"/>
          <table:table-cell office:value="0.05" office:value-type="float"/>
          <table:table-cell office:value="0.025152602233436516" office:value-type="float"/>
          <table:table-cell office:value="94" office:value-type="float"/>
          <table:table-cell office:value="-0.23147058486938477" office:value-type="float"/>
          <table:table-cell office:value="0.9658787250518799" office:value-type="float"/>
          <table:table-cell office:value="-0.7764697074890137" office:value-type="float"/>
          <table:table-cell office:value="-0.6578868627548218" office:value-type="float"/>
          <table:table-cell office:value="-0.13161450624465942" office:value-type="float"/>
          <table:table-cell office:value="0.7310211658477783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2598912143013072" office:value-type="float"/>
          <table:table-cell office:value="95" office:value-type="float"/>
          <table:table-cell office:value="-0.8633968830108643" office:value-type="float"/>
          <table:table-cell office:value="0.930769681930542" office:value-type="float"/>
          <table:table-cell office:value="-0.9100989103317261" office:value-type="float"/>
          <table:table-cell office:value="-0.6815282106399536" office:value-type="float"/>
          <table:table-cell office:value="0.7801895141601562" office:value-type="float"/>
          <table:table-cell office:value="0.9341516494750977" office:value-type="float"/>
        </table:table-row>
        <table:table-row>
          <table:table-cell office:value="-0.0468263471126556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613985419273377" office:value-type="float"/>
          <table:table-cell office:value="0.0415464603279711" office:value-type="float"/>
          <table:table-cell office:value="96" office:value-type="float"/>
          <table:table-cell office:value="0.31736528873443604" office:value-type="float"/>
          <table:table-cell office:value="0.9888412952423096" office:value-type="float"/>
          <table:table-cell office:value="-0.8190234899520874" office:value-type="float"/>
          <table:table-cell office:value="-0.17596352100372314" office:value-type="float"/>
          <table:table-cell office:value="0.3366149663925171" office:value-type="float"/>
          <table:table-cell office:value="-0.38601458072662354" office:value-type="float"/>
        </table:table-row>
        <table:table-row>
          <table:table-cell office:value="-0.04923326373100280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4800333902186333" office:value-type="float"/>
          <table:table-cell office:value="97" office:value-type="float"/>
          <table:table-cell office:value="-0.2406916618347168" office:value-type="float"/>
          <table:table-cell office:value="0.8832055330276489" office:value-type="float"/>
          <table:table-cell office:value="-0.7309039235115051" office:value-type="float"/>
          <table:table-cell office:value="-0.5069841146469116" office:value-type="float"/>
          <table:table-cell office:value="0.15778279304504395" office:value-type="float"/>
          <table:table-cell office:value="0.971240758895874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2598912143013072" office:value-type="float"/>
          <table:table-cell office:value="98" office:value-type="float"/>
          <table:table-cell office:value="-0.8050845265388489" office:value-type="float"/>
          <table:table-cell office:value="0.9137156009674072" office:value-type="float"/>
          <table:table-cell office:value="-0.9180357456207275" office:value-type="float"/>
          <table:table-cell office:value="-0.23675388097763062" office:value-type="float"/>
          <table:table-cell office:value="0.44735419750213623" office:value-type="float"/>
          <table:table-cell office:value="0.04075288772583008" office:value-type="float"/>
        </table:table-row>
        <table:table-row>
          <table:table-cell office:value="-0.04815381765365600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7885493517763094" office:value-type="float"/>
          <table:table-cell office:value="99" office:value-type="float"/>
          <table:table-cell office:value="0.18461823463439941" office:value-type="float"/>
          <table:table-cell office:value="0.6164624691009521" office:value-type="float"/>
          <table:table-cell office:value="-0.9628072381019592" office:value-type="float"/>
          <table:table-cell office:value="-0.2678692936897278" office:value-type="float"/>
          <table:table-cell office:value="0.020534753799438477" office:value-type="float"/>
          <table:table-cell office:value="0.6775870323181152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2598912143013072" office:value-type="float"/>
          <table:table-cell office:value="100" office:value-type="float"/>
          <table:table-cell office:value="-0.7437924146652222" office:value-type="float"/>
          <table:table-cell office:value="0.8421547412872314" office:value-type="float"/>
          <table:table-cell office:value="-0.9290027618408203" office:value-type="float"/>
          <table:table-cell office:value="-0.8933109641075134" office:value-type="float"/>
          <table:table-cell office:value="0.07196569442749023" office:value-type="float"/>
          <table:table-cell office:value="0.01616072654724121" office:value-type="float"/>
        </table:table-row>
      </table:table>
      <table:table table:name="8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1</text:p>
          </table:table-cell>
          <table:table-cell office:value-type="string">
            <text:p>y1</text:p>
          </table:table-cell>
          <table:table-cell office:value-type="string">
            <text:p>z1</text:p>
          </table:table-cell>
          <table:table-cell office:value-type="string">
            <text:p>x2</text:p>
          </table:table-cell>
          <table:table-cell office:value-type="string">
            <text:p>y2</text:p>
          </table:table-cell>
          <table:table-cell office:value-type="string">
            <text:p>z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10380589962005616" office:value-type="float"/>
          <table:table-cell office:value="0.009743105173110961" office:value-type="float"/>
          <table:table-cell office:value="-0.009959350824356079" office:value-type="float"/>
          <table:table-cell office:value="-0.005518452525138855" office:value-type="float"/>
          <table:table-cell office:value="0.003930830955505371" office:value-type="float"/>
          <table:table-cell office:value="0.009567991495132447" office:value-type="float"/>
          <table:table-cell office:value="0.7723775366195363" office:value-type="float"/>
          <table:table-cell office:value="1" office:value-type="float"/>
          <table:table-cell office:value="0.10380589962005615" office:value-type="float"/>
          <table:table-cell office:value="0.9743105173110962" office:value-type="float"/>
          <table:table-cell office:value="-0.9959350824356079" office:value-type="float"/>
          <table:table-cell office:value="-0.5518452525138855" office:value-type="float"/>
          <table:table-cell office:value="0.3930830955505371" office:value-type="float"/>
          <table:table-cell office:value="0.9567991495132446" office:value-type="float"/>
        </table:table-row>
        <table:table-row>
          <table:table-cell office:value="-0.0031511133909225466" office:value-type="float"/>
          <table:table-cell office:value="0.01805927276611328" office:value-type="float"/>
          <table:table-cell office:value="-0.019208339452743528" office:value-type="float"/>
          <table:table-cell office:value="-0.0038151174783706667" office:value-type="float"/>
          <table:table-cell office:value="0.011865520477294922" office:value-type="float"/>
          <table:table-cell office:value="0.003166500329971314" office:value-type="float"/>
          <table:table-cell office:value="0.7820452274948723" office:value-type="float"/>
          <table:table-cell office:value="2" office:value-type="float"/>
          <table:table-cell office:value="-0.4189172387123108" office:value-type="float"/>
          <table:table-cell office:value="0.8316167593002319" office:value-type="float"/>
          <table:table-cell office:value="-0.9248988628387451" office:value-type="float"/>
          <table:table-cell office:value="0.17033350467681885" office:value-type="float"/>
          <table:table-cell office:value="0.7934689521789551" office:value-type="float"/>
          <table:table-cell office:value="-0.6401491165161133" office:value-type="float"/>
        </table:table-row>
        <table:table-row>
          <table:table-cell office:value="-0.005659705996513368" office:value-type="float"/>
          <table:table-cell office:value="0.022984914779663086" office:value-type="float"/>
          <table:table-cell office:value="-0.028584104180335995" office:value-type="float"/>
          <table:table-cell office:value="-0.008580319285392761" office:value-type="float"/>
          <table:table-cell office:value="0.018242896795272828" office:value-type="float"/>
          <table:table-cell office:value="0.009151887893676759" office:value-type="float"/>
          <table:table-cell office:value="0.7332915632391463" office:value-type="float"/>
          <table:table-cell office:value="3" office:value-type="float"/>
          <table:table-cell office:value="-0.25085926055908203" office:value-type="float"/>
          <table:table-cell office:value="0.49256420135498047" office:value-type="float"/>
          <table:table-cell office:value="-0.9375764727592468" office:value-type="float"/>
          <table:table-cell office:value="-0.4765201807022095" office:value-type="float"/>
          <table:table-cell office:value="0.6377376317977905" office:value-type="float"/>
          <table:table-cell office:value="0.5985387563705444" office:value-type="float"/>
        </table:table-row>
        <table:table-row>
          <table:table-cell office:value="-0.014546205997467043" office:value-type="float"/>
          <table:table-cell office:value="0.024857299327850343" office:value-type="float"/>
          <table:table-cell office:value="-0.03713666081428527" office:value-type="float"/>
          <table:table-cell office:value="-0.015817440152168273" office:value-type="float"/>
          <table:table-cell office:value="0.022302225828170777" office:value-type="float"/>
          <table:table-cell office:value="-8.914411067962626e-05" office:value-type="float"/>
          <table:table-cell office:value="0.6735447805487733" office:value-type="float"/>
          <table:table-cell office:value="4" office:value-type="float"/>
          <table:table-cell office:value="-0.8886500000953674" office:value-type="float"/>
          <table:table-cell office:value="0.18723845481872559" office:value-type="float"/>
          <table:table-cell office:value="-0.855255663394928" office:value-type="float"/>
          <table:table-cell office:value="-0.7237120866775513" office:value-type="float"/>
          <table:table-cell office:value="0.4059329032897949" office:value-type="float"/>
          <table:table-cell office:value="-0.9241032004356384" office:value-type="float"/>
        </table:table-row>
        <table:table-row>
          <table:table-cell office:value="-0.020718335509300235" office:value-type="float"/>
          <table:table-cell office:value="0.032681999206542967" office:value-type="float"/>
          <table:table-cell office:value="-0.0464625483751297" office:value-type="float"/>
          <table:table-cell office:value="-0.015471262335777282" office:value-type="float"/>
          <table:table-cell office:value="0.022397245168685912" office:value-type="float"/>
          <table:table-cell office:value="-0.006004809141159057" office:value-type="float"/>
          <table:table-cell office:value="0.6211084292528992" office:value-type="float"/>
          <table:table-cell office:value="5" office:value-type="float"/>
          <table:table-cell office:value="-0.6172129511833191" office:value-type="float"/>
          <table:table-cell office:value="0.7824699878692627" office:value-type="float"/>
          <table:table-cell office:value="-0.9325887560844421" office:value-type="float"/>
          <table:table-cell office:value="0.03461778163909912" office:value-type="float"/>
          <table:table-cell office:value="0.009501934051513672" office:value-type="float"/>
          <table:table-cell office:value="-0.5915665030479431" office:value-type="float"/>
        </table:table-row>
        <table:table-row>
          <table:table-cell office:value="-0.027464029788970952" office:value-type="float"/>
          <table:table-cell office:value="0.041386916637420654" office:value-type="float"/>
          <table:table-cell office:value="-0.05" office:value-type="float"/>
          <table:table-cell office:value="-0.01938940703868866" office:value-type="float"/>
          <table:table-cell office:value="0.026525774002075196" office:value-type="float"/>
          <table:table-cell office:value="-0.004618633985519409" office:value-type="float"/>
          <table:table-cell office:value="0.5629621208325424" office:value-type="float"/>
          <table:table-cell office:value="6" office:value-type="float"/>
          <table:table-cell office:value="-0.6745694279670715" office:value-type="float"/>
          <table:table-cell office:value="0.8704917430877686" office:value-type="float"/>
          <table:table-cell office:value="-0.9404858350753784" office:value-type="float"/>
          <table:table-cell office:value="-0.3918144702911377" office:value-type="float"/>
          <table:table-cell office:value="0.4128528833389282" office:value-type="float"/>
          <table:table-cell office:value="0.13861751556396484" office:value-type="float"/>
        </table:table-row>
        <table:table-row>
          <table:table-cell office:value="-0.03397361934185029" office:value-type="float"/>
          <table:table-cell office:value="0.05" office:value-type="float"/>
          <table:table-cell office:value="-0.05" office:value-type="float"/>
          <table:table-cell office:value="-0.02455207109451294" office:value-type="float"/>
          <table:table-cell office:value="0.029605395793914795" office:value-type="float"/>
          <table:table-cell office:value="-0.006742836236953735" office:value-type="float"/>
          <table:table-cell office:value="0.5051255622478811" office:value-type="float"/>
          <table:table-cell office:value="7" office:value-type="float"/>
          <table:table-cell office:value="-0.6509589552879333" office:value-type="float"/>
          <table:table-cell office:value="0.9503817558288574" office:value-type="float"/>
          <table:table-cell office:value="-0.8553153276443481" office:value-type="float"/>
          <table:table-cell office:value="-0.516266405582428" office:value-type="float"/>
          <table:table-cell office:value="0.30796217918395996" office:value-type="float"/>
          <table:table-cell office:value="-0.21242022514343262" office:value-type="float"/>
        </table:table-row>
        <table:table-row>
          <table:table-cell office:value="-0.030249591469764716" office:value-type="float"/>
          <table:table-cell office:value="0.05" office:value-type="float"/>
          <table:table-cell office:value="-0.05" office:value-type="float"/>
          <table:table-cell office:value="-0.031036103367805483" office:value-type="float"/>
          <table:table-cell office:value="0.03676658749580383" office:value-type="float"/>
          <table:table-cell office:value="-0.016063231229782104" office:value-type="float"/>
          <table:table-cell office:value="0.46798080904067274" office:value-type="float"/>
          <table:table-cell office:value="8" office:value-type="float"/>
          <table:table-cell office:value="0.37240278720855713" office:value-type="float"/>
          <table:table-cell office:value="0.460748553276062" office:value-type="float"/>
          <table:table-cell office:value="-0.9162611961364746" office:value-type="float"/>
          <table:table-cell office:value="-0.6484032273292542" office:value-type="float"/>
          <table:table-cell office:value="0.7161191701889038" office:value-type="float"/>
          <table:table-cell office:value="-0.9320394992828369" office:value-type="float"/>
        </table:table-row>
        <table:table-row>
          <table:table-cell office:value="-0.038540882468223576" office:value-type="float"/>
          <table:table-cell office:value="0.05" office:value-type="float"/>
          <table:table-cell office:value="-0.05" office:value-type="float"/>
          <table:table-cell office:value="-0.033993967175483704" office:value-type="float"/>
          <table:table-cell office:value="0.036905678510665896" office:value-type="float"/>
          <table:table-cell office:value="-0.020595717430114745" office:value-type="float"/>
          <table:table-cell office:value="0.4257612870759977" office:value-type="float"/>
          <table:table-cell office:value="9" office:value-type="float"/>
          <table:table-cell office:value="-0.8291290998458862" office:value-type="float"/>
          <table:table-cell office:value="0.6357593536376953" office:value-type="float"/>
          <table:table-cell office:value="-0.9951274394989014" office:value-type="float"/>
          <table:table-cell office:value="-0.29578638076782227" office:value-type="float"/>
          <table:table-cell office:value="0.013909101486206055" office:value-type="float"/>
          <table:table-cell office:value="-0.45324862003326416" office:value-type="float"/>
        </table:table-row>
        <table:table-row>
          <table:table-cell office:value="-0.0419401901960373" office:value-type="float"/>
          <table:table-cell office:value="0.05" office:value-type="float"/>
          <table:table-cell office:value="-0.05" office:value-type="float"/>
          <table:table-cell office:value="-0.04075711965560913" office:value-type="float"/>
          <table:table-cell office:value="0.03804101467132569" office:value-type="float"/>
          <table:table-cell office:value="-0.015611573457717895" office:value-type="float"/>
          <table:table-cell office:value="0.40031470648058376" office:value-type="float"/>
          <table:table-cell office:value="10" office:value-type="float"/>
          <table:table-cell office:value="-0.33993077278137207" office:value-type="float"/>
          <table:table-cell office:value="0.8358547687530518" office:value-type="float"/>
          <table:table-cell office:value="-0.9058122038841248" office:value-type="float"/>
          <table:table-cell office:value="-0.6763152480125427" office:value-type="float"/>
          <table:table-cell office:value="0.113533616065979" office:value-type="float"/>
          <table:table-cell office:value="0.49841439723968506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4824277937412262" office:value-type="float"/>
          <table:table-cell office:value="0.04270623087882996" office:value-type="float"/>
          <table:table-cell office:value="-0.011840524673461913" office:value-type="float"/>
          <table:table-cell office:value="0.34494974989017163" office:value-type="float"/>
          <table:table-cell office:value="11" office:value-type="float"/>
          <table:table-cell office:value="-0.938747227191925" office:value-type="float"/>
          <table:table-cell office:value="0.6530671119689941" office:value-type="float"/>
          <table:table-cell office:value="-0.660517692565918" office:value-type="float"/>
          <table:table-cell office:value="-0.7485659718513489" office:value-type="float"/>
          <table:table-cell office:value="0.46652162075042725" office:value-type="float"/>
          <table:table-cell office:value="0.37710487842559814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953233242034912" office:value-type="float"/>
          <table:table-cell office:value="-0.0021755337715148905" office:value-type="float"/>
          <table:table-cell office:value="0.3293803835857623" office:value-type="float"/>
          <table:table-cell office:value="12" office:value-type="float"/>
          <table:table-cell office:value="-0.9143207669258118" office:value-type="float"/>
          <table:table-cell office:value="0.5566034317016602" office:value-type="float"/>
          <table:table-cell office:value="-0.8825021982192993" office:value-type="float"/>
          <table:table-cell office:value="-0.6251397728919983" office:value-type="float"/>
          <table:table-cell office:value="0.6826101541519165" office:value-type="float"/>
          <table:table-cell office:value="0.9664990901947021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017288327217102072" office:value-type="float"/>
          <table:table-cell office:value="0.3283129164325057" office:value-type="float"/>
          <table:table-cell office:value="13" office:value-type="float"/>
          <table:table-cell office:value="-0.5843822956085205" office:value-type="float"/>
          <table:table-cell office:value="0.9582481384277344" office:value-type="float"/>
          <table:table-cell office:value="-0.855120062828064" office:value-type="float"/>
          <table:table-cell office:value="-0.8949723839759827" office:value-type="float"/>
          <table:table-cell office:value="0.510138750076294" office:value-type="float"/>
          <table:table-cell office:value="0.39043664932250977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013738161325454689" office:value-type="float"/>
          <table:table-cell office:value="0.32838947524267165" office:value-type="float"/>
          <table:table-cell office:value="14" office:value-type="float"/>
          <table:table-cell office:value="-0.8620691895484924" office:value-type="float"/>
          <table:table-cell office:value="0.97633957862854" office:value-type="float"/>
          <table:table-cell office:value="-0.8394538164138794" office:value-type="float"/>
          <table:table-cell office:value="-0.7534757852554321" office:value-type="float"/>
          <table:table-cell office:value="0.6508219242095947" office:value-type="float"/>
          <table:table-cell office:value="-0.3102648854255676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11213369965553282" office:value-type="float"/>
          <table:table-cell office:value="0.32419735458630516" office:value-type="float"/>
          <table:table-cell office:value="15" office:value-type="float"/>
          <table:table-cell office:value="-0.627394437789917" office:value-type="float"/>
          <table:table-cell office:value="0.9788534641265869" office:value-type="float"/>
          <table:table-cell office:value="-0.9183279871940613" office:value-type="float"/>
          <table:table-cell office:value="-0.7731161117553711" office:value-type="float"/>
          <table:table-cell office:value="0.5731236934661865" office:value-type="float"/>
          <table:table-cell office:value="-0.9839553833007812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835799098014832" office:value-type="float"/>
          <table:table-cell office:value="-0.014634585976600646" office:value-type="float"/>
          <table:table-cell office:value="0.32484208485631993" office:value-type="float"/>
          <table:table-cell office:value="16" office:value-type="float"/>
          <table:table-cell office:value="-0.5650538802146912" office:value-type="float"/>
          <table:table-cell office:value="0.34331464767456055" office:value-type="float"/>
          <table:table-cell office:value="-0.9637015461921692" office:value-type="float"/>
          <table:table-cell office:value="-0.6942263841629028" office:value-type="float"/>
          <table:table-cell office:value="-0.16420090198516846" office:value-type="float"/>
          <table:table-cell office:value="-0.34212160110473633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84533441066742" office:value-type="float"/>
          <table:table-cell office:value="-0.007083954215049743" office:value-type="float"/>
          <table:table-cell office:value="0.33028004095665653" office:value-type="float"/>
          <table:table-cell office:value="17" office:value-type="float"/>
          <table:table-cell office:value="-0.22152185440063477" office:value-type="float"/>
          <table:table-cell office:value="0.7982445955276489" office:value-type="float"/>
          <table:table-cell office:value="-0.9445925354957581" office:value-type="float"/>
          <table:table-cell office:value="-0.30262839794158936" office:value-type="float"/>
          <table:table-cell office:value="0.00953531265258789" office:value-type="float"/>
          <table:table-cell office:value="0.7550631761550903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011573058366775519" office:value-type="float"/>
          <table:table-cell office:value="0.32837782682230776" office:value-type="float"/>
          <table:table-cell office:value="18" office:value-type="float"/>
          <table:table-cell office:value="-0.533907949924469" office:value-type="float"/>
          <table:table-cell office:value="0.9297630786895752" office:value-type="float"/>
          <table:table-cell office:value="-0.8184689283370972" office:value-type="float"/>
          <table:table-cell office:value="-0.3808138370513916" office:value-type="float"/>
          <table:table-cell office:value="0.3570340871810913" office:value-type="float"/>
          <table:table-cell office:value="0.8241260051727295" office:value-type="float"/>
        </table:table-row>
        <table:table-row>
          <table:table-cell office:value="-0.05" office:value-type="float"/>
          <table:table-cell office:value="0.04641948521137238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036049133539199836" office:value-type="float"/>
          <table:table-cell office:value="0.3328625393786112" office:value-type="float"/>
          <table:table-cell office:value="19" office:value-type="float"/>
          <table:table-cell office:value="-0.12890994548797607" office:value-type="float"/>
          <table:table-cell office:value="-0.35805147886276245" office:value-type="float"/>
          <table:table-cell office:value="-0.9273616075515747" office:value-type="float"/>
          <table:table-cell office:value="-0.3924504518508911" office:value-type="float"/>
          <table:table-cell office:value="0.38878321647644043" office:value-type="float"/>
          <table:table-cell office:value="0.24476075172424316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2597488760948182" office:value-type="float"/>
          <table:table-cell office:value="0.32277943308004686" office:value-type="float"/>
          <table:table-cell office:value="20" office:value-type="float"/>
          <table:table-cell office:value="-0.2535889148712158" office:value-type="float"/>
          <table:table-cell office:value="0.8665800094604492" office:value-type="float"/>
          <table:table-cell office:value="-0.9818239808082581" office:value-type="float"/>
          <table:table-cell office:value="-0.7661001682281494" office:value-type="float"/>
          <table:table-cell office:value="0.5247833728790283" office:value-type="float"/>
          <table:table-cell office:value="0.8992575407028198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8440820574760437" office:value-type="float"/>
          <table:table-cell office:value="0.3165742245642523" office:value-type="float"/>
          <table:table-cell office:value="21" office:value-type="float"/>
          <table:table-cell office:value="-0.026782751083374023" office:value-type="float"/>
          <table:table-cell office:value="0.3046760559082031" office:value-type="float"/>
          <table:table-cell office:value="-0.96879643201828" office:value-type="float"/>
          <table:table-cell office:value="-0.932897686958313" office:value-type="float"/>
          <table:table-cell office:value="0.6151022911071777" office:value-type="float"/>
          <table:table-cell office:value="0.5843331813812256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6091905832290656" office:value-type="float"/>
          <table:table-cell office:value="0.016653464436531068" office:value-type="float"/>
          <table:table-cell office:value="0.3270408470127186" office:value-type="float"/>
          <table:table-cell office:value="22" office:value-type="float"/>
          <table:table-cell office:value="-0.008803784847259521" office:value-type="float"/>
          <table:table-cell office:value="0.8108210563659668" office:value-type="float"/>
          <table:table-cell office:value="-0.9795462489128113" office:value-type="float"/>
          <table:table-cell office:value="-0.39250659942626953" office:value-type="float"/>
          <table:table-cell office:value="-0.39080941677093506" office:value-type="float"/>
          <table:table-cell office:value="-0.178735613822937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717467725276947" office:value-type="float"/>
          <table:table-cell office:value="0.31809976806761986" office:value-type="float"/>
          <table:table-cell office:value="23" office:value-type="float"/>
          <table:table-cell office:value="-0.8143650889396667" office:value-type="float"/>
          <table:table-cell office:value="0.8977415561676025" office:value-type="float"/>
          <table:table-cell office:value="-0.9540993571281433" office:value-type="float"/>
          <table:table-cell office:value="-0.176247239112854" office:value-type="float"/>
          <table:table-cell office:value="0.591566801071167" office:value-type="float"/>
          <table:table-cell office:value="0.05212128162384033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8995267748832704" office:value-type="float"/>
          <table:table-cell office:value="0.3158756202163475" office:value-type="float"/>
          <table:table-cell office:value="24" office:value-type="float"/>
          <table:table-cell office:value="-0.8096945881843567" office:value-type="float"/>
          <table:table-cell office:value="0.9460387229919434" office:value-type="float"/>
          <table:table-cell office:value="-0.8004752397537231" office:value-type="float"/>
          <table:table-cell office:value="-0.6233830451965332" office:value-type="float"/>
          <table:table-cell office:value="0.810253381729126" office:value-type="float"/>
          <table:table-cell office:value="0.18205904960632324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3-12T14:37:19.843281</meta:creation-date>
    <dc:date>2024-03-12T14:37:19.871476</dc:date>
    <meta:generator>http://pypi.python.org/pypi/ezodf/0.1.0$Python3.8.10 (default, Nov 22 2023, 10:22:35) 
[GCC 9.4.0]</meta:generator>
    <meta:document-statistic/>
    <meta:editing-cycles>1</meta:editing-cycles>
  </office:meta>
</office:document-meta>
</file>